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.247cm" fo:margin-bottom="0cm" style:contextual-spacing="false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>
      <style:paragraph-properties style:writing-mode="lr-tb"/>
      <style:text-properties officeooo:paragraph-rsid="001c84bf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officeooo:paragraph-rsid="001d067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1. Criando um novo registro</text:span></text:h>
      <text:p text:style-name="Preformatted_20_Text">ruby</text:p>
      <text:p text:style-name="Preformatted_20_Text">Copiar código</text:p>
      <text:p text:style-name="P2"><text:span text:style-name="Source_20_Text"># Cria um novo registro de usuário</text:span></text:p>
      <text:p text:style-name="P2"><text:span text:style-name="Source_20_Text">user = User.new(name: "John Doe", email: "john.doe@example.com")</text:span></text:p>
      <text:p text:style-name="P3"><text:span text:style-name="Source_20_Text">user.save</text:span></text:p>
      <text:p text:style-name="Text_20_body"><text:span text:style-name="Strong_20_Emphasis">Explicação:</text:span> O método <text:span text:style-name="Source_20_Text">new</text:span> é utilizado para instanciar um novo objeto de <text:span text:style-name="Source_20_Text">User</text:span> sem salvá-lo imediatamente no banco de dados. O método <text:span text:style-name="Source_20_Text">save</text:span> persiste o objeto no banco de dados. Isso permite modificar atributos antes de salvar.</text:p>
      <text:h text:style-name="Heading_20_3" text:outline-level="3">2. Encontrando um registro pelo ID</text:h>
      <text:p text:style-name="Preformatted_20_Text">ruby</text:p>
      <text:p text:style-name="Preformatted_20_Text">Copiar código</text:p>
      <text:p text:style-name="P2"><text:span text:style-name="Source_20_Text"># Encontra um usuário pelo ID</text:span></text:p>
      <text:p text:style-name="P3"><text:span text:style-name="Source_20_Text">user = User.find(1)</text:span></text:p>
      <text:p text:style-name="Text_20_body"><text:span text:style-name="Strong_20_Emphasis">Explicação:</text:span> O método <text:span text:style-name="Source_20_Text">find</text:span> recupera um registro pelo seu ID. Se o registro não for encontrado, lança uma exceção <text:span text:style-name="Source_20_Text">ActiveRecord::RecordNotFound</text:span>.</text:p>
      <text:h text:style-name="Heading_20_3" text:outline-level="3">3. Atualizando um registro</text:h>
      <text:p text:style-name="Preformatted_20_Text">ruby</text:p>
      <text:p text:style-name="Preformatted_20_Text">Copiar código</text:p>
      <text:p text:style-name="P2"><text:span text:style-name="Source_20_Text"># Atualiza o nome de um usuário</text:span></text:p>
      <text:p text:style-name="P2"><text:span text:style-name="Source_20_Text">user = User.find(1)</text:span></text:p>
      <text:p text:style-name="P3"><text:span text:style-name="Source_20_Text">user.update(name: "Jane Doe")</text:span></text:p>
      <text:p text:style-name="Text_20_body"><text:span text:style-name="Strong_20_Emphasis">Explicação:</text:span> O método <text:span text:style-name="Source_20_Text">update</text:span> altera os atributos de um registro existente e salva as mudanças no banco de dados. Este método dispara validações e callbacks.</text:p>
      <text:h text:style-name="Heading_20_3" text:outline-level="3">4. Deletando um registro</text:h>
      <text:p text:style-name="Preformatted_20_Text">ruby</text:p>
      <text:p text:style-name="Preformatted_20_Text">Copiar código</text:p>
      <text:p text:style-name="P2"><text:span text:style-name="Source_20_Text"># Deleta um usuário</text:span></text:p>
      <text:p text:style-name="P2"><text:span text:style-name="Source_20_Text">user = User.find(1)</text:span></text:p>
      <text:p text:style-name="P3"><text:span text:style-name="Source_20_Text">user.destroy</text:span></text:p>
      <text:p text:style-name="Text_20_body"><text:span text:style-name="Strong_20_Emphasis">Explicação:</text:span> O método <text:span text:style-name="Source_20_Text">destroy</text:span> apaga um registro do banco de dados, invocando callbacks e validações antes de excluir o registro.</text:p>
      <text:h text:style-name="Heading_20_3" text:outline-level="3">5. Encontrando todos os registros</text:h>
      <text:p text:style-name="Preformatted_20_Text">ruby</text:p>
      <text:p text:style-name="Preformatted_20_Text">Copiar código</text:p>
      <text:p text:style-name="P2"><text:span text:style-name="Source_20_Text"># Encontra todos os usuários</text:span></text:p>
      <text:p text:style-name="P3"><text:span text:style-name="Source_20_Text">users = User.all</text:span></text:p>
      <text:p text:style-name="Text_20_body"><text:span text:style-name="Strong_20_Emphasis">Explicação:</text:span> O método <text:span text:style-name="Source_20_Text">all</text:span> retorna todos os registros da tabela associada ao modelo <text:span text:style-name="Source_20_Text">User</text:span>.</text:p>
      <text:h text:style-name="Heading_20_3" text:outline-level="3">6. Encontrando registros com condições</text:h>
      <text:p text:style-name="Preformatted_20_Text">ruby</text:p>
      <text:p text:style-name="Preformatted_20_Text"><text:soft-page-break/>Copiar código</text:p>
      <text:p text:style-name="P2"><text:span text:style-name="Source_20_Text"># Encontra usuários com um determinado email</text:span></text:p>
      <text:p text:style-name="P3"><text:span text:style-name="Source_20_Text">users = User.where(email: "john.doe@example.com")</text:span></text:p>
      <text:p text:style-name="Text_20_body"><text:span text:style-name="Strong_20_Emphasis">Explicação:</text:span> O método <text:span text:style-name="Source_20_Text">where</text:span> é usado para filtrar registros de acordo com as condições especificadas. Neste exemplo, estamos recuperando todos os usuários cujo email é "john.doe@example.com".</text:p>
      <text:h text:style-name="Heading_20_3" text:outline-level="3">7. Ordenando registros</text:h>
      <text:p text:style-name="Preformatted_20_Text">ruby</text:p>
      <text:p text:style-name="Preformatted_20_Text">Copiar código</text:p>
      <text:p text:style-name="P2"><text:span text:style-name="Source_20_Text"># Encontra usuários ordenados por nome</text:span></text:p>
      <text:p text:style-name="P3"><text:span text:style-name="Source_20_Text">users = User.order(:name)</text:span></text:p>
      <text:p text:style-name="Text_20_body"><text:span text:style-name="Strong_20_Emphasis">Explicação:</text:span> O método <text:span text:style-name="Source_20_Text">order</text:span> é utilizado para ordenar os resultados da consulta. No exemplo, os usuários são ordenados pelo campo <text:span text:style-name="Source_20_Text">name</text:span> em ordem ascendente (padrão).</text:p>
      <text:h text:style-name="Heading_20_3" text:outline-level="3">8. Limitando o número de registros</text:h>
      <text:p text:style-name="Preformatted_20_Text">ruby</text:p>
      <text:p text:style-name="Preformatted_20_Text">Copiar código</text:p>
      <text:p text:style-name="P2"><text:span text:style-name="Source_20_Text"># Encontra os primeiros 5 usuários</text:span></text:p>
      <text:p text:style-name="P3"><text:span text:style-name="Source_20_Text">users = User.limit(5)</text:span></text:p>
      <text:p text:style-name="Text_20_body"><text:span text:style-name="Strong_20_Emphasis">Explicação:</text:span> O método <text:span text:style-name="Source_20_Text">limit</text:span> restringe o número de registros retornados pela consulta. Aqui, a consulta retorna no máximo 5 usuários.</text:p>
      <text:h text:style-name="Heading_20_3" text:outline-level="3">9. Paginando registros</text:h>
      <text:p text:style-name="Preformatted_20_Text">ruby</text:p>
      <text:p text:style-name="Preformatted_20_Text">Copiar código</text:p>
      <text:p text:style-name="P2"><text:span text:style-name="Source_20_Text"># Paginando registros (primeira página com 10 usuários)</text:span></text:p>
      <text:p text:style-name="P3"><text:span text:style-name="Source_20_Text">users = User.page(1).per(10)</text:span></text:p>
      <text:p text:style-name="Text_20_body"><text:span text:style-name="Strong_20_Emphasis">Explicação:</text:span> A paginação é realizada usando a gem <text:span text:style-name="Source_20_Text">kaminari</text:span>. O método <text:span text:style-name="Source_20_Text">page</text:span> especifica o número da página e o método <text:span text:style-name="Source_20_Text">per</text:span> define o número de registros por página.</text:p>
      <text:h text:style-name="Heading_20_3" text:outline-level="3">10. Encontrando ou criando um registro</text:h>
      <text:p text:style-name="Preformatted_20_Text">ruby</text:p>
      <text:p text:style-name="Preformatted_20_Text">Copiar código</text:p>
      <text:p text:style-name="P2"><text:span text:style-name="Source_20_Text"># Encontra ou cria um usuário</text:span></text:p>
      <text:p text:style-name="P2"><text:span text:style-name="Source_20_Text">user = User.find_or_create_by(email: "john.doe@example.com") do |u|</text:span></text:p>
      <text:p text:style-name="P2"><text:span text:style-name="Source_20_Text"><text:s text:c="2"/>u.name = "John Doe"</text:span></text:p>
      <text:p text:style-name="P3"><text:span text:style-name="Source_20_Text">end</text:span></text:p>
      <text:p text:style-name="Text_20_body"><text:span text:style-name="Strong_20_Emphasis">Explicação:</text:span> O método <text:span text:style-name="Source_20_Text">find_or_create_by</text:span> tenta encontrar um registro com os atributos especificados. Se não for encontrado, cria um novo registro com esses atributos. No bloco, outros atributos podem ser definidos.</text:p>
      <text:h text:style-name="Heading_20_3" text:outline-level="3">11. Validações básicas</text:h>
      <text:p text:style-name="Preformatted_20_Text">ruby</text:p>
      <text:p text:style-name="Preformatted_20_Text">Copiar código</text:p>
      <text:p text:style-name="P2"><text:span text:style-name="Source_20_Text"># Modelo de usuário com validações</text:span></text:p>
      <text:p text:style-name="P2"><text:soft-page-break/><text:span text:style-name="Source_20_Text">class User &lt; ApplicationRecord</text:span></text:p>
      <text:p text:style-name="P2"><text:span text:style-name="Source_20_Text"><text:s text:c="2"/>validates :name, presence: true</text:span></text:p>
      <text:p text:style-name="P2"><text:span text:style-name="Source_20_Text"><text:s text:c="2"/>validates :email, presence: true, uniqueness: true</text:span></text:p>
      <text:p text:style-name="P3"><text:span text:style-name="Source_20_Text">end</text:span></text:p>
      <text:p text:style-name="Text_20_body"><text:span text:style-name="Strong_20_Emphasis">Explicação:</text:span> As validações garantem que os dados estejam corretos antes de salvar um registro no banco de dados. <text:span text:style-name="Source_20_Text">presence: true</text:span> verifica a presença do valor e <text:span text:style-name="Source_20_Text">uniqueness: true</text:span> assegura que o valor seja único.</text:p>
      <text:h text:style-name="Heading_20_3" text:outline-level="3">12. Associações (belongs_to e has_many)</text:h>
      <text:p text:style-name="Preformatted_20_Text">ruby</text:p>
      <text:p text:style-name="Preformatted_20_Text">Copiar código</text:p>
      <text:p text:style-name="P2"><text:span text:style-name="Source_20_Text"># Modelos com associações</text:span></text:p>
      <text:p text:style-name="P2"><text:span text:style-name="Source_20_Text">class User &lt; ApplicationRecord</text:span></text:p>
      <text:p text:style-name="P2"><text:span text:style-name="Source_20_Text"><text:s text:c="2"/>has_many :posts</text:span></text:p>
      <text:p text:style-name="P2"><text:span text:style-name="Source_20_Text">end</text:span></text:p>
      <text:p text:style-name="P2"/>
      <text:p text:style-name="P2"><text:span text:style-name="Source_20_Text">class Post &lt; ApplicationRecord</text:span></text:p>
      <text:p text:style-name="P2"><text:span text:style-name="Source_20_Text"><text:s text:c="2"/>belongs_to :user</text:span></text:p>
      <text:p text:style-name="P3"><text:span text:style-name="Source_20_Text">end</text:span></text:p>
      <text:p text:style-name="Text_20_body"><text:span text:style-name="Strong_20_Emphasis">Explicação:</text:span> As associações definem relações entre modelos. <text:span text:style-name="Source_20_Text">has_many</text:span> indica que um usuário tem muitos posts, e <text:span text:style-name="Source_20_Text">belongs_to</text:span> indica que um post pertence a um usuário.</text:p>
      <text:h text:style-name="P1" text:outline-level="3">13. Associações (has_many</text:h>
      <text:h text:style-name="Heading_20_3" text:outline-level="3">)</text:h>
      <text:p text:style-name="Preformatted_20_Text">ruby</text:p>
      <text:p text:style-name="Preformatted_20_Text">Copiar código</text:p>
      <text:p text:style-name="P2"><text:span text:style-name="Source_20_Text"># Modelos com associação has_many :through</text:span></text:p>
      <text:p text:style-name="P2"><text:span text:style-name="Source_20_Text">class User &lt; ApplicationRecord</text:span></text:p>
      <text:p text:style-name="P2"><text:span text:style-name="Source_20_Text"><text:s text:c="2"/>has_many :user_projects</text:span></text:p>
      <text:p text:style-name="P2"><text:span text:style-name="Source_20_Text"><text:s text:c="2"/>has_many :projects, through: :user_projects</text:span></text:p>
      <text:p text:style-name="P2"><text:span text:style-name="Source_20_Text">end</text:span></text:p>
      <text:p text:style-name="P2"/>
      <text:p text:style-name="P2"><text:span text:style-name="Source_20_Text">class Project &lt; ApplicationRecord</text:span></text:p>
      <text:p text:style-name="P2"><text:span text:style-name="Source_20_Text"><text:s text:c="2"/>has_many :user_projects</text:span></text:p>
      <text:p text:style-name="P2"><text:span text:style-name="Source_20_Text"><text:s text:c="2"/>has_many :users, through: :user_projects</text:span></text:p>
      <text:p text:style-name="P2"><text:span text:style-name="Source_20_Text">end</text:span></text:p>
      <text:p text:style-name="P2"/>
      <text:p text:style-name="P2"><text:span text:style-name="Source_20_Text">class UserProject &lt; ApplicationRecord</text:span></text:p>
      <text:p text:style-name="P2"><text:span text:style-name="Source_20_Text"><text:s text:c="2"/>belongs_to :user</text:span></text:p>
      <text:p text:style-name="P2"><text:span text:style-name="Source_20_Text"><text:s text:c="2"/>belongs_to :project</text:span></text:p>
      <text:p text:style-name="P3"><text:span text:style-name="Source_20_Text">end</text:span></text:p>
      <text:p text:style-name="Text_20_body"><text:span text:style-name="Strong_20_Emphasis">Explicação:</text:span> <text:span text:style-name="Source_20_Text">has_many :through</text:span> estabelece uma associação indireta por meio de um modelo join (<text:span text:style-name="Source_20_Text">UserProject</text:span>). Isso é útil para relações muitos-para-muitos.</text:p>
      <text:h text:style-name="Heading_20_3" text:outline-level="3">14. Scopes</text:h>
      <text:p text:style-name="Preformatted_20_Text">ruby</text:p>
      <text:p text:style-name="Preformatted_20_Text">Copiar código</text:p>
      <text:p text:style-name="P2"><text:span text:style-name="Source_20_Text"># Definindo scopes em um modelo</text:span></text:p>
      <text:p text:style-name="P2"><text:span text:style-name="Source_20_Text">class User &lt; ApplicationRecord</text:span></text:p>
      <text:p text:style-name="P2"><text:span text:style-name="Source_20_Text"><text:s text:c="2"/>scope :active, -&gt; { where(active: true) }</text:span></text:p>
      <text:p text:style-name="P2"><text:span text:style-name="Source_20_Text"><text:s text:c="2"/>scope :recent, -&gt; { order(created_at: :desc) }</text:span></text:p>
      <text:p text:style-name="P3"><text:span text:style-name="Source_20_Text">end</text:span></text:p>
      <text:p text:style-name="Text_20_body"><text:soft-page-break/><text:span text:style-name="Strong_20_Emphasis">Explicação:</text:span> Scopes são métodos que encapsulam consultas comuns e tornam o código mais legível. <text:span text:style-name="Source_20_Text">scope :active</text:span> define uma consulta para usuários ativos, e <text:span text:style-name="Source_20_Text">scope :recent</text:span> define uma consulta para ordenar usuários por data de criação em ordem decrescente.</text:p>
      <text:h text:style-name="Heading_20_3" text:outline-level="3">15. Callbacks</text:h>
      <text:p text:style-name="Preformatted_20_Text">ruby</text:p>
      <text:p text:style-name="Preformatted_20_Text">Copiar código</text:p>
      <text:p text:style-name="P2"><text:span text:style-name="Source_20_Text"># Utilizando callbacks em um modelo</text:span></text:p>
      <text:p text:style-name="P2"><text:span text:style-name="Source_20_Text">class User &lt; ApplicationRecord</text:span></text:p>
      <text:p text:style-name="P2"><text:span text:style-name="Source_20_Text"><text:s text:c="2"/>before_save :normalize_name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normalize_name</text:span></text:p>
      <text:p text:style-name="P2"><text:span text:style-name="Source_20_Text"><text:s text:c="4"/>self.name = name.titleize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Callbacks permitem executar métodos em certos momentos do ciclo de vida de um objeto. <text:span text:style-name="Source_20_Text">before_save</text:span> chama o método <text:span text:style-name="Source_20_Text">normalize_name</text:span> antes de salvar o usuário, que capitaliza o nome.</text:p>
      <text:h text:style-name="Heading_20_3" text:outline-level="3">16. Associações Polimórficas</text:h>
      <text:p text:style-name="Preformatted_20_Text">ruby</text:p>
      <text:p text:style-name="Preformatted_20_Text">Copiar código</text:p>
      <text:p text:style-name="P2"><text:span text:style-name="Source_20_Text"># Modelos com associação polimórfica</text:span></text:p>
      <text:p text:style-name="P2"><text:span text:style-name="Source_20_Text">class Comment &lt; ApplicationRecord</text:span></text:p>
      <text:p text:style-name="P2"><text:span text:style-name="Source_20_Text"><text:s text:c="2"/>belongs_to :commentable, polymorphic: true</text:span></text:p>
      <text:p text:style-name="P2"><text:span text:style-name="Source_20_Text">end</text:span></text:p>
      <text:p text:style-name="P2"/>
      <text:p text:style-name="P2"><text:span text:style-name="Source_20_Text">class Post &lt; ApplicationRecord</text:span></text:p>
      <text:p text:style-name="P2"><text:span text:style-name="Source_20_Text"><text:s text:c="2"/>has_many :comments, as: :commentable</text:span></text:p>
      <text:p text:style-name="P2"><text:span text:style-name="Source_20_Text">end</text:span></text:p>
      <text:p text:style-name="P2"/>
      <text:p text:style-name="P2"><text:span text:style-name="Source_20_Text">class Event &lt; ApplicationRecord</text:span></text:p>
      <text:p text:style-name="P2"><text:span text:style-name="Source_20_Text"><text:s text:c="2"/>has_many :comments, as: :commentable</text:span></text:p>
      <text:p text:style-name="P3"><text:span text:style-name="Source_20_Text">end</text:span></text:p>
      <text:p text:style-name="Text_20_body"><text:span text:style-name="Strong_20_Emphasis">Explicação:</text:span> Associações polimórficas permitem que um modelo pertença a mais de um outro modelo usando uma única associação. <text:span text:style-name="Source_20_Text">Comment</text:span> pode pertencer a <text:span text:style-name="Source_20_Text">Post</text:span> ou <text:span text:style-name="Source_20_Text">Event</text:span> por meio da interface <text:span text:style-name="Source_20_Text">commentable</text:span>.</text:p>
      <text:h text:style-name="Heading_20_3" text:outline-level="3">17. Validações Customizadas</text:h>
      <text:p text:style-name="Preformatted_20_Text">ruby</text:p>
      <text:p text:style-name="Preformatted_20_Text">Copiar código</text:p>
      <text:p text:style-name="P2"><text:span text:style-name="Source_20_Text"># Validações customizadas em um modelo</text:span></text:p>
      <text:p text:style-name="P2"><text:span text:style-name="Source_20_Text">class User &lt; ApplicationRecord</text:span></text:p>
      <text:p text:style-name="P2"><text:span text:style-name="Source_20_Text"><text:s text:c="2"/>validate :email_domain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email_domain</text:span></text:p>
      <text:p text:style-name="P2"><text:span text:style-name="Source_20_Text"><text:s text:c="4"/>unless email.ends_with?("example.com")</text:span></text:p>
      <text:p text:style-name="P2"><text:span text:style-name="Source_20_Text"><text:s text:c="6"/>errors.add(:email, "must be from example.com")</text:span></text:p>
      <text:p text:style-name="P2"><text:span text:style-name="Source_20_Text"><text:s text:c="4"/>end</text:span></text:p>
      <text:p text:style-name="P2"><text:span text:style-name="Source_20_Text"><text:s text:c="2"/>end</text:span></text:p>
      <text:p text:style-name="P3"><text:soft-page-break/><text:span text:style-name="Source_20_Text">end</text:span></text:p>
      <text:p text:style-name="Text_20_body"><text:span text:style-name="Strong_20_Emphasis">Explicação:</text:span> Validações customizadas permitem adicionar lógica de validação específica. O método <text:span text:style-name="Source_20_Text">email_domain</text:span> adiciona um erro se o email não terminar com "example.com".</text:p>
      <text:h text:style-name="Heading_20_3" text:outline-level="3">18. Enum</text:h>
      <text:p text:style-name="Preformatted_20_Text">ruby</text:p>
      <text:p text:style-name="Preformatted_20_Text">Copiar código</text:p>
      <text:p text:style-name="P2"><text:span text:style-name="Source_20_Text"># Utilizando enums em um modelo</text:span></text:p>
      <text:p text:style-name="P2"><text:span text:style-name="Source_20_Text">class User &lt; ApplicationRecord</text:span></text:p>
      <text:p text:style-name="P2"><text:span text:style-name="Source_20_Text"><text:s text:c="2"/>enum role: { user: 0, admin: 1, superadmin: 2 }</text:span></text:p>
      <text:p text:style-name="P2"><text:span text:style-name="Source_20_Text">end</text:span></text:p>
      <text:p text:style-name="P2"/>
      <text:p text:style-name="P2"><text:span text:style-name="Source_20_Text"># Configurando um usuário como admin</text:span></text:p>
      <text:p text:style-name="P2"><text:span text:style-name="Source_20_Text">user = User.find(1)</text:span></text:p>
      <text:p text:style-name="P3"><text:span text:style-name="Source_20_Text">user.admin!</text:span></text:p>
      <text:p text:style-name="Text_20_body"><text:span text:style-name="Strong_20_Emphasis">Explicação:</text:span> <text:span text:style-name="Source_20_Text">enum</text:span> define um conjunto de valores possíveis para um atributo. Aqui, <text:span text:style-name="Source_20_Text">role</text:span> pode ser <text:span text:style-name="Source_20_Text">user</text:span>, <text:span text:style-name="Source_20_Text">admin</text:span> ou <text:span text:style-name="Source_20_Text">superadmin</text:span>. O método <text:span text:style-name="Source_20_Text">admin!</text:span> define o papel do usuário como admin.</text:p>
      <text:h text:style-name="Heading_20_3" text:outline-level="3">19. Nested Attributes</text:h>
      <text:p text:style-name="Preformatted_20_Text">ruby</text:p>
      <text:p text:style-name="Preformatted_20_Text">Copiar código</text:p>
      <text:p text:style-name="P2"><text:span text:style-name="Source_20_Text"># Modelos com nested attributes</text:span></text:p>
      <text:p text:style-name="P2"><text:span text:style-name="Source_20_Text">class User &lt; ApplicationRecord</text:span></text:p>
      <text:p text:style-name="P2"><text:span text:style-name="Source_20_Text"><text:s text:c="2"/>has_many :addresses</text:span></text:p>
      <text:p text:style-name="P2"><text:span text:style-name="Source_20_Text"><text:s text:c="2"/>accepts_nested_attributes_for :addresses</text:span></text:p>
      <text:p text:style-name="P2"><text:span text:style-name="Source_20_Text">end</text:span></text:p>
      <text:p text:style-name="P2"/>
      <text:p text:style-name="P2"><text:span text:style-name="Source_20_Text">class Address &lt; ApplicationRecord</text:span></text:p>
      <text:p text:style-name="P2"><text:span text:style-name="Source_20_Text"><text:s text:c="2"/>belongs_to :user</text:span></text:p>
      <text:p text:style-name="P2"><text:span text:style-name="Source_20_Text">end</text:span></text:p>
      <text:p text:style-name="P2"/>
      <text:p text:style-name="P2"><text:span text:style-name="Source_20_Text"># Criando um usuário com endereço</text:span></text:p>
      <text:p text:style-name="P2"><text:span text:style-name="Source_20_Text">user_params = { name: "John Doe", addresses_attributes: [{ street: "123 Main St" }] }</text:span></text:p>
      <text:p text:style-name="P3"><text:span text:style-name="Source_20_Text">User.create(user_params)</text:span></text:p>
      <text:p text:style-name="Text_20_body"><text:span text:style-name="Strong_20_Emphasis">Explicação:</text:span> Nested attributes permitem criar ou atualizar atributos de registros associados em uma única chamada de método. Aqui, um usuário e seus endereços são criados simultaneamente.</text:p>
      <text:h text:style-name="Heading_20_3" text:outline-level="3">20. STI (Single Table Inheritance)</text:h>
      <text:p text:style-name="Preformatted_20_Text">ruby</text:p>
      <text:p text:style-name="Preformatted_20_Text">Copiar código</text:p>
      <text:p text:style-name="P2"><text:span text:style-name="Source_20_Text"># Modelos utilizando STI</text:span></text:p>
      <text:p text:style-name="P2"><text:span text:style-name="Source_20_Text">class User &lt; ApplicationRecord</text:span></text:p>
      <text:p text:style-name="P2"><text:span text:style-name="Source_20_Text">end</text:span></text:p>
      <text:p text:style-name="P2"/>
      <text:p text:style-name="P2"><text:span text:style-name="Source_20_Text">class Admin &lt; User</text:span></text:p>
      <text:p text:style-name="P2"><text:span text:style-name="Source_20_Text">end</text:span></text:p>
      <text:p text:style-name="P2"/>
      <text:p text:style-name="P2"><text:span text:style-name="Source_20_Text">class Customer &lt; User</text:span></text:p>
      <text:p text:style-name="P2"><text:span text:style-name="Source_20_Text">end</text:span></text:p>
      <text:p text:style-name="P2"/>
      <text:p text:style-name="P2"><text:span text:style-name="Source_20_Text"># Criando registros de diferentes tipos</text:span></text:p>
      <text:p text:style-name="P2"><text:span text:style-name="Source_20_Text">Admin.create(name: "Admin User", email: "admin@example.com")</text:span></text:p>
      <text:p text:style-name="P3"><text:span text:style-name="Source_20_Text">Customer.create(name: "Customer User", email: "customer@example.com")</text:span></text:p>
      <text:p text:style-name="Text_20_body"><text:soft-page-break/><text:span text:style-name="Strong_20_Emphasis">Explicação:</text:span> Single Table Inheritance (STI) permite usar uma única tabela para armazenar dados de múltiplas classes que herdam de uma classe base. <text:span text:style-name="Source_20_Text">Admin</text:span> e <text:span text:style-name="Source_20_Text">Customer</text:span> são subclasses de <text:span text:style-name="Source_20_Text">User</text:span> e compartilham a mesma tabela.</text:p>
      <text:p text:style-name="Text_20_body"><text:span text:style-name="Source_20_Text"/></text:p>
      <text:p text:style-name="Standard"/>
      <text:h text:style-name="Heading_20_3" text:outline-level="3"><text:span text:style-name="Source_20_Text">21. Eager Loading (Includes)</text:span></text:h>
      <text:p text:style-name="Preformatted_20_Text">ruby</text:p>
      <text:p text:style-name="Preformatted_20_Text">Copiar código</text:p>
      <text:p text:style-name="P2"><text:span text:style-name="Source_20_Text"># Carregando usuários e seus posts associados</text:span></text:p>
      <text:p text:style-name="P3"><text:span text:style-name="Source_20_Text">users = User.includes(:posts).all</text:span></text:p>
      <text:p text:style-name="Text_20_body"><text:span text:style-name="Strong_20_Emphasis">Explicação:</text:span> <text:span text:style-name="Source_20_Text">includes</text:span> é usado para carregar associações antecipadamente. Isso reduz o número de consultas ao banco de dados ao buscar registros relacionados, melhorando a performance ao evitar a "consulta N+1".</text:p>
      <text:h text:style-name="Heading_20_3" text:outline-level="3">22. Joining Tables (Joins)</text:h>
      <text:p text:style-name="Preformatted_20_Text">ruby</text:p>
      <text:p text:style-name="Preformatted_20_Text">Copiar código</text:p>
      <text:p text:style-name="P2"><text:span text:style-name="Source_20_Text"># Encontrando usuários que têm posts</text:span></text:p>
      <text:p text:style-name="P3"><text:span text:style-name="Source_20_Text">users_with_posts = User.joins(:posts).distinct</text:span></text:p>
      <text:p text:style-name="Text_20_body"><text:span text:style-name="Strong_20_Emphasis">Explicação:</text:span> <text:span text:style-name="Source_20_Text">joins</text:span> realiza uma junção SQL entre as tabelas associadas. <text:span text:style-name="Source_20_Text">distinct</text:span> garante que os resultados sejam únicos. Aqui, estamos encontrando usuários que têm posts associados.</text:p>
      <text:h text:style-name="Heading_20_3" text:outline-level="3">23. Group By e Having</text:h>
      <text:p text:style-name="Preformatted_20_Text">ruby</text:p>
      <text:p text:style-name="Preformatted_20_Text">Copiar código</text:p>
      <text:p text:style-name="P2"><text:span text:style-name="Source_20_Text"># Contando o número de posts por usuário</text:span></text:p>
      <text:p text:style-name="P2"><text:span text:style-name="Source_20_Text">post_counts = User.joins(:posts).group("users.id").count</text:span></text:p>
      <text:p text:style-name="P2"/>
      <text:p text:style-name="P2"><text:span text:style-name="Source_20_Text"># Filtrando usuários com mais de 5 posts</text:span></text:p>
      <text:p text:style-name="P3"><text:span text:style-name="Source_20_Text">active_users = User.joins(:posts).group("users.id").having("COUNT(posts.id) &gt; 5").count</text:span></text:p>
      <text:p text:style-name="Text_20_body"><text:span text:style-name="Strong_20_Emphasis">Explicação:</text:span> <text:span text:style-name="Source_20_Text">group</text:span> agrupa os resultados por um ou mais campos. <text:span text:style-name="Source_20_Text">having</text:span> é usado para filtrar grupos após a agregação. O primeiro exemplo conta o número de posts por usuário; o segundo filtra usuários com mais de 5 posts.</text:p>
      <text:h text:style-name="Heading_20_3" text:outline-level="3">24. Aggregations</text:h>
      <text:p text:style-name="Preformatted_20_Text">ruby</text:p>
      <text:p text:style-name="Preformatted_20_Text">Copiar código</text:p>
      <text:p text:style-name="P2"><text:span text:style-name="Source_20_Text"># Calculando o número total de posts</text:span></text:p>
      <text:p text:style-name="P2"><text:span text:style-name="Source_20_Text">total_posts = Post.count</text:span></text:p>
      <text:p text:style-name="P2"/>
      <text:p text:style-name="P2"><text:span text:style-name="Source_20_Text"># Calculando a média de idade dos usuários</text:span></text:p>
      <text:p text:style-name="P2"><text:span text:style-name="Source_20_Text">average_age = User.average(:age)</text:span></text:p>
      <text:p text:style-name="P2"/>
      <text:p text:style-name="P2"><text:span text:style-name="Source_20_Text"># Calculando a soma dos preços dos produtos</text:span></text:p>
      <text:p text:style-name="P3"><text:span text:style-name="Source_20_Text">total_price = Product.sum(:price)</text:span></text:p>
      <text:p text:style-name="Text_20_body"><text:soft-page-break/><text:span text:style-name="Strong_20_Emphasis">Explicação:</text:span> Métodos de agregação como <text:span text:style-name="Source_20_Text">count</text:span>, <text:span text:style-name="Source_20_Text">average</text:span> e <text:span text:style-name="Source_20_Text">sum</text:span> realizam cálculos em colunas do banco de dados. <text:span text:style-name="Source_20_Text">count</text:span> conta registros, <text:span text:style-name="Source_20_Text">average</text:span> calcula a média e <text:span text:style-name="Source_20_Text">sum</text:span> soma valores.</text:p>
      <text:h text:style-name="Heading_20_3" text:outline-level="3">25. Touch</text:h>
      <text:p text:style-name="Preformatted_20_Text">ruby</text:p>
      <text:p text:style-name="Preformatted_20_Text">Copiar código</text:p>
      <text:p text:style-name="P2"><text:span text:style-name="Source_20_Text"># Atualizando o timestamp de um usuário ao atualizar um post</text:span></text:p>
      <text:p text:style-name="P2"><text:span text:style-name="Source_20_Text">class Post &lt; ApplicationRecord</text:span></text:p>
      <text:p text:style-name="P2"><text:span text:style-name="Source_20_Text"><text:s text:c="2"/>belongs_to :user, touch: true</text:span></text:p>
      <text:p text:style-name="P3"><text:span text:style-name="Source_20_Text">end</text:span></text:p>
      <text:p text:style-name="Text_20_body"><text:span text:style-name="Strong_20_Emphasis">Explicação:</text:span> <text:span text:style-name="Source_20_Text">touch: true</text:span> atualiza o <text:span text:style-name="Source_20_Text">updated_at</text:span> do registro associado (usuário) sempre que o registro atual (post) é salvo. Isso é útil para manter rastreamento de alterações em registros associados.</text:p>
      <text:h text:style-name="Heading_20_3" text:outline-level="3">26. Optimistic Locking</text:h>
      <text:p text:style-name="Preformatted_20_Text">ruby</text:p>
      <text:p text:style-name="Preformatted_20_Text">Copiar código</text:p>
      <text:p text:style-name="P2"><text:span text:style-name="Source_20_Text"># Utilizando locking otimista</text:span></text:p>
      <text:p text:style-name="P2"><text:span text:style-name="Source_20_Text">class Product &lt; ApplicationRecord</text:span></text:p>
      <text:p text:style-name="P2"><text:span text:style-name="Source_20_Text">end</text:span></text:p>
      <text:p text:style-name="P2"/>
      <text:p text:style-name="P2"><text:span text:style-name="Source_20_Text"># Atualizando um produto com controle de versão</text:span></text:p>
      <text:p text:style-name="P2"><text:span text:style-name="Source_20_Text">product = Product.find(1)</text:span></text:p>
      <text:p text:style-name="P2"><text:span text:style-name="Source_20_Text">product.lock_version # =&gt; 1</text:span></text:p>
      <text:p text:style-name="P3"><text:span text:style-name="Source_20_Text">product.update(name: "New Product Name")</text:span></text:p>
      <text:p text:style-name="Text_20_body"><text:span text:style-name="Strong_20_Emphasis">Explicação:</text:span> O locking otimista evita conflitos de atualização em um ambiente de concorrência. <text:span text:style-name="Source_20_Text">lock_version</text:span> é incrementado a cada atualização, garantindo que a versão do registro no banco de dados corresponde à versão sendo atualizada.</text:p>
      <text:h text:style-name="Heading_20_3" text:outline-level="3">27. Transactions</text:h>
      <text:p text:style-name="Preformatted_20_Text">ruby</text:p>
      <text:p text:style-name="Preformatted_20_Text">Copiar código</text:p>
      <text:p text:style-name="P2"><text:span text:style-name="Source_20_Text"># Utilizando transações para garantir atomicidade</text:span></text:p>
      <text:p text:style-name="P2"><text:span text:style-name="Source_20_Text">User.transaction do</text:span></text:p>
      <text:p text:style-name="P2"><text:span text:style-name="Source_20_Text"><text:s text:c="2"/>user = User.create!(name: "John Doe")</text:span></text:p>
      <text:p text:style-name="P2"><text:span text:style-name="Source_20_Text"><text:s text:c="2"/>user.posts.create!(title: "First Post", content: "Hello World!")</text:span></text:p>
      <text:p text:style-name="P3"><text:span text:style-name="Source_20_Text">end</text:span></text:p>
      <text:p text:style-name="Text_20_body"><text:span text:style-name="Strong_20_Emphasis">Explicação:</text:span> <text:span text:style-name="Source_20_Text">transaction</text:span> garante que um bloco de operações de banco de dados seja atômico. Se qualquer operação falhar, todas as alterações são revertidas, garantindo consistência dos dados.</text:p>
      <text:h text:style-name="Heading_20_3" text:outline-level="3">28. Counter Cache</text:h>
      <text:p text:style-name="Preformatted_20_Text">ruby</text:p>
      <text:p text:style-name="Preformatted_20_Text">Copiar código</text:p>
      <text:p text:style-name="P2"><text:span text:style-name="Source_20_Text"># Adicionando contador de posts em User</text:span></text:p>
      <text:p text:style-name="P2"><text:span text:style-name="Source_20_Text">class AddPostsCountToUsers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add_column :users, :posts_count, :integer, default: 0, null: false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Atualizando contador automaticamente</text:span></text:p>
      <text:p text:style-name="P2"><text:soft-page-break/><text:span text:style-name="Source_20_Text">class Post &lt; ApplicationRecord</text:span></text:p>
      <text:p text:style-name="P2"><text:span text:style-name="Source_20_Text"><text:s text:c="2"/>belongs_to :user, counter_cache: true</text:span></text:p>
      <text:p text:style-name="P3"><text:span text:style-name="Source_20_Text">end</text:span></text:p>
      <text:p text:style-name="Text_20_body"><text:span text:style-name="Strong_20_Emphasis">Explicação:</text:span> <text:span text:style-name="Source_20_Text">counter_cache</text:span> mantém automaticamente o contador de registros associados. No exemplo, <text:span text:style-name="Source_20_Text">posts_count</text:span> em <text:span text:style-name="Source_20_Text">User</text:span> é atualizado quando posts são criados ou destruídos.</text:p>
      <text:h text:style-name="Heading_20_3" text:outline-level="3">29. Single Table Inheritance (STI)</text:h>
      <text:p text:style-name="Preformatted_20_Text">ruby</text:p>
      <text:p text:style-name="Preformatted_20_Text">Copiar código</text:p>
      <text:p text:style-name="P2"><text:span text:style-name="Source_20_Text"># Utilizando STI para diferentes tipos de usuários</text:span></text:p>
      <text:p text:style-name="P2"><text:span text:style-name="Source_20_Text">class User &lt; ApplicationRecord</text:span></text:p>
      <text:p text:style-name="P2"><text:span text:style-name="Source_20_Text">end</text:span></text:p>
      <text:p text:style-name="P2"/>
      <text:p text:style-name="P2"><text:span text:style-name="Source_20_Text">class Admin &lt; User</text:span></text:p>
      <text:p text:style-name="P2"><text:span text:style-name="Source_20_Text">end</text:span></text:p>
      <text:p text:style-name="P2"/>
      <text:p text:style-name="P2"><text:span text:style-name="Source_20_Text">class Customer &lt; User</text:span></text:p>
      <text:p text:style-name="P2"><text:span text:style-name="Source_20_Text">end</text:span></text:p>
      <text:p text:style-name="P2"/>
      <text:p text:style-name="P2"><text:span text:style-name="Source_20_Text"># Criando registros de diferentes tipos</text:span></text:p>
      <text:p text:style-name="P2"><text:span text:style-name="Source_20_Text">Admin.create(name: "Admin User", email: "admin@example.com")</text:span></text:p>
      <text:p text:style-name="P3"><text:span text:style-name="Source_20_Text">Customer.create(name: "Customer User", email: "customer@example.com")</text:span></text:p>
      <text:p text:style-name="Text_20_body"><text:span text:style-name="Strong_20_Emphasis">Explicação:</text:span> Single Table Inheritance (STI) permite que subclasses compartilhem uma tabela. <text:span text:style-name="Source_20_Text">Admin</text:span> e <text:span text:style-name="Source_20_Text">Customer</text:span> são subclasses de <text:span text:style-name="Source_20_Text">User</text:span>, permitindo a criação de registros especializados.</text:p>
      <text:h text:style-name="Heading_20_3" text:outline-level="3">30. Delegation</text:h>
      <text:p text:style-name="Preformatted_20_Text">ruby</text:p>
      <text:p text:style-name="Preformatted_20_Text">Copiar código</text:p>
      <text:p text:style-name="P2"><text:span text:style-name="Source_20_Text"># Delegando métodos para associação</text:span></text:p>
      <text:p text:style-name="P2"><text:span text:style-name="Source_20_Text">class Post &lt; ApplicationRecord</text:span></text:p>
      <text:p text:style-name="P2"><text:span text:style-name="Source_20_Text"><text:s text:c="2"/>belongs_to :user</text:span></text:p>
      <text:p text:style-name="P2"><text:span text:style-name="Source_20_Text"><text:s text:c="2"/>delegate :name, to: :user, prefix: true</text:span></text:p>
      <text:p text:style-name="P2"><text:span text:style-name="Source_20_Text">end</text:span></text:p>
      <text:p text:style-name="P2"/>
      <text:p text:style-name="P2"><text:span text:style-name="Source_20_Text"># Usando a delegação</text:span></text:p>
      <text:p text:style-name="P2"><text:span text:style-name="Source_20_Text">post = Post.find(1)</text:span></text:p>
      <text:p text:style-name="P3"><text:span text:style-name="Source_20_Text">post.user_name # =&gt; Retorna o nome do usuário associado</text:span></text:p>
      <text:p text:style-name="Text_20_body"><text:span text:style-name="Strong_20_Emphasis">Explicação:</text:span> <text:span text:style-name="Source_20_Text">delegate</text:span> encaminha métodos de uma associação para o modelo principal. No exemplo, <text:span text:style-name="Source_20_Text">user_name</text:span> chama <text:span text:style-name="Source_20_Text">name</text:span> no usuário associado ao post.</text:p>
      <text:h text:style-name="Heading_20_3" text:outline-level="3">31. Serialize</text:h>
      <text:p text:style-name="Preformatted_20_Text">ruby</text:p>
      <text:p text:style-name="Preformatted_20_Text">Copiar código</text:p>
      <text:p text:style-name="P2"><text:span text:style-name="Source_20_Text"># Serializando um atributo em um hash</text:span></text:p>
      <text:p text:style-name="P2"><text:span text:style-name="Source_20_Text">class User &lt; ApplicationRecord</text:span></text:p>
      <text:p text:style-name="P2"><text:span text:style-name="Source_20_Text"><text:s text:c="2"/>serialize :preferences, Hash</text:span></text:p>
      <text:p text:style-name="P2"><text:span text:style-name="Source_20_Text">end</text:span></text:p>
      <text:p text:style-name="P2"/>
      <text:p text:style-name="P2"><text:span text:style-name="Source_20_Text"># Salvando e acessando dados serializados</text:span></text:p>
      <text:p text:style-name="P2"><text:span text:style-name="Source_20_Text">user = User.create(preferences: { theme: "dark", notifications: true })</text:span></text:p>
      <text:p text:style-name="P3"><text:span text:style-name="Source_20_Text">user.preferences # =&gt; { theme: "dark", notifications: true }</text:span></text:p>
      <text:p text:style-name="Text_20_body"><text:soft-page-break/><text:span text:style-name="Strong_20_Emphasis">Explicação:</text:span> <text:span text:style-name="Source_20_Text">serialize</text:span> converte automaticamente um atributo em um formato serializado (como um hash) antes de salvá-lo no banco de dados. Isso facilita o armazenamento de dados complexos.</text:p>
      <text:h text:style-name="Heading_20_3" text:outline-level="3">32. Custom Primary Key</text:h>
      <text:p text:style-name="Preformatted_20_Text">ruby</text:p>
      <text:p text:style-name="Preformatted_20_Text">Copiar código</text:p>
      <text:p text:style-name="P2"><text:span text:style-name="Source_20_Text"># Definindo uma chave primária personalizada</text:span></text:p>
      <text:p text:style-name="P2"><text:span text:style-name="Source_20_Text">class Product &lt; ApplicationRecord</text:span></text:p>
      <text:p text:style-name="P2"><text:span text:style-name="Source_20_Text"><text:s text:c="2"/>self.primary_key = 'product_id'</text:span></text:p>
      <text:p text:style-name="P3"><text:span text:style-name="Source_20_Text">end</text:span></text:p>
      <text:p text:style-name="Text_20_body"><text:span text:style-name="Strong_20_Emphasis">Explicação:</text:span> <text:span text:style-name="Source_20_Text">self.primary_key</text:span> define uma chave primária personalizada para o modelo. No exemplo, <text:span text:style-name="Source_20_Text">product_id</text:span> é usado como chave primária em vez do padrão <text:span text:style-name="Source_20_Text">id</text:span>.</text:p>
      <text:h text:style-name="Heading_20_3" text:outline-level="3">33. Custom Table Name</text:h>
      <text:p text:style-name="Preformatted_20_Text">ruby</text:p>
      <text:p text:style-name="Preformatted_20_Text">Copiar código</text:p>
      <text:p text:style-name="P2"><text:span text:style-name="Source_20_Text"># Definindo um nome de tabela personalizado</text:span></text:p>
      <text:p text:style-name="P2"><text:span text:style-name="Source_20_Text">class Product &lt; ApplicationRecord</text:span></text:p>
      <text:p text:style-name="P2"><text:span text:style-name="Source_20_Text"><text:s text:c="2"/>self.table_name = 'inventory_products'</text:span></text:p>
      <text:p text:style-name="P3"><text:span text:style-name="Source_20_Text">end</text:span></text:p>
      <text:p text:style-name="Text_20_body"><text:span text:style-name="Strong_20_Emphasis">Explicação:</text:span> <text:span text:style-name="Source_20_Text">self.table_name</text:span> especifica um nome de tabela personalizado para o modelo. Isso é útil quando o nome da tabela não segue a convenção padrão de nomenclatura.</text:p>
      <text:h text:style-name="Heading_20_3" text:outline-level="3">34. Find_by</text:h>
      <text:p text:style-name="Preformatted_20_Text">ruby</text:p>
      <text:p text:style-name="Preformatted_20_Text">Copiar código</text:p>
      <text:p text:style-name="P2"><text:span text:style-name="Source_20_Text"># Utilizando find_by para encontrar um registro</text:span></text:p>
      <text:p text:style-name="P3"><text:span text:style-name="Source_20_Text">user = User.find_by(email: "john.doe@example.com")</text:span></text:p>
      <text:p text:style-name="Text_20_body"><text:span text:style-name="Strong_20_Emphasis">Explicação:</text:span> <text:span text:style-name="Source_20_Text">find_by</text:span> encontra o primeiro registro que corresponde às condições especificadas. Retorna <text:span text:style-name="Source_20_Text">nil</text:span> se nenhum registro for encontrado, em vez de lançar uma exceção como <text:span text:style-name="Source_20_Text">find</text:span>.</text:p>
      <text:h text:style-name="Heading_20_3" text:outline-level="3">35. Touching Associations</text:h>
      <text:p text:style-name="Preformatted_20_Text">ruby</text:p>
      <text:p text:style-name="Preformatted_20_Text">Copiar código</text:p>
      <text:p text:style-name="P2"><text:span text:style-name="Source_20_Text"># Atualizando timestamp de uma associação</text:span></text:p>
      <text:p text:style-name="P2"><text:span text:style-name="Source_20_Text">class Comment &lt; ApplicationRecord</text:span></text:p>
      <text:p text:style-name="P2"><text:span text:style-name="Source_20_Text"><text:s text:c="2"/>belongs_to :post, touch: true</text:span></text:p>
      <text:p text:style-name="P2"><text:span text:style-name="Source_20_Text">end</text:span></text:p>
      <text:p text:style-name="P2"/>
      <text:p text:style-name="P2"><text:span text:style-name="Source_20_Text"># Salvando um comentário também atualiza o timestamp do post</text:span></text:p>
      <text:p text:style-name="P2"><text:span text:style-name="Source_20_Text">comment = Comment.create(post_id: 1, content: "Nice post!")</text:span></text:p>
      <text:p text:style-name="P3"><text:span text:style-name="Source_20_Text">comment.post.updated_at # =&gt; Atualizado para a hora atual</text:span></text:p>
      <text:p text:style-name="Text_20_body"><text:span text:style-name="Strong_20_Emphasis">Explicação:</text:span> <text:span text:style-name="Source_20_Text">touch: true</text:span> atualiza o <text:span text:style-name="Source_20_Text">updated_at</text:span> do registro associado (<text:span text:style-name="Source_20_Text">post</text:span>) sempre que o registro atual (<text:span text:style-name="Source_20_Text">comment</text:span>) é salvo.</text:p>
      <text:h text:style-name="Heading_20_3" text:outline-level="3">36. Enum with Scopes</text:h>
      <text:p text:style-name="Preformatted_20_Text">ruby</text:p>
      <text:p text:style-name="Preformatted_20_Text">Copiar código</text:p>
      <text:p text:style-name="P2"><text:soft-page-break/><text:span text:style-name="Source_20_Text"># Utilizando enums com scopes automáticos</text:span></text:p>
      <text:p text:style-name="P2"><text:span text:style-name="Source_20_Text">class User &lt; ApplicationRecord</text:span></text:p>
      <text:p text:style-name="P2"><text:span text:style-name="Source_20_Text"><text:s text:c="2"/>enum status: { active: 0, archived: 1 }</text:span></text:p>
      <text:p text:style-name="P2"><text:span text:style-name="Source_20_Text">end</text:span></text:p>
      <text:p text:style-name="P2"/>
      <text:p text:style-name="P2"><text:span text:style-name="Source_20_Text"># Encontrando usuários ativos</text:span></text:p>
      <text:p text:style-name="P3"><text:span text:style-name="Source_20_Text">active_users = User.active</text:span></text:p>
      <text:p text:style-name="Text_20_body"><text:span text:style-name="Strong_20_Emphasis">Explicação:</text:span> <text:span text:style-name="Source_20_Text">enum</text:span> define um conjunto de valores possíveis para um atributo e cria automaticamente métodos de consulta. <text:span text:style-name="Source_20_Text">User.active</text:span> retorna todos os usuários com status <text:span text:style-name="Source_20_Text">active</text:span>.</text:p>
      <text:h text:style-name="Heading_20_3" text:outline-level="3">37. STI with Polymorphic Association</text:h>
      <text:p text:style-name="Preformatted_20_Text">ruby</text:p>
      <text:p text:style-name="Preformatted_20_Text">Copiar código</text:p>
      <text:p text:style-name="P2"><text:span text:style-name="Source_20_Text"># Usando STI com associação polimórfica</text:span></text:p>
      <text:p text:style-name="P2"><text:span text:style-name="Source_20_Text">class Media &lt; ApplicationRecord</text:span></text:p>
      <text:p text:style-name="P2"><text:span text:style-name="Source_20_Text"><text:s text:c="2"/>belongs_to :mediable, polymorphic: true</text:span></text:p>
      <text:p text:style-name="P2"><text:span text:style-name="Source_20_Text">end</text:span></text:p>
      <text:p text:style-name="P2"/>
      <text:p text:style-name="P2"><text:span text:style-name="Source_20_Text">class Image &lt; Media</text:span></text:p>
      <text:p text:style-name="P2"><text:span text:style-name="Source_20_Text">end</text:span></text:p>
      <text:p text:style-name="P2"/>
      <text:p text:style-name="P2"><text:span text:style-name="Source_20_Text">class Video &lt; Media</text:span></text:p>
      <text:p text:style-name="P2"><text:span text:style-name="Source_20_Text">end</text:span></text:p>
      <text:p text:style-name="P2"/>
      <text:p text:style-name="P2"><text:span text:style-name="Source_20_Text">class Post &lt; ApplicationRecord</text:span></text:p>
      <text:p text:style-name="P2"><text:span text:style-name="Source_20_Text"><text:s text:c="2"/>has_many :media, as: :mediable</text:span></text:p>
      <text:p text:style-name="P2"><text:span text:style-name="Source_20_Text">end</text:span></text:p>
      <text:p text:style-name="P2"/>
      <text:p text:style-name="P2"><text:span text:style-name="Source_20_Text">class Event &lt; ApplicationRecord</text:span></text:p>
      <text:p text:style-name="P2"><text:span text:style-name="Source_20_Text"><text:s text:c="2"/>has_many :media, as: :mediable</text:span></text:p>
      <text:p text:style-name="P3"><text:span text:style-name="Source_20_Text">end</text:span></text:p>
      <text:p text:style-name="Text_20_body"><text:span text:style-name="Strong_20_Emphasis">Explicação:</text:span> Combina STI e associações polimórficas. <text:span text:style-name="Source_20_Text">Media</text:span> pode ser <text:span text:style-name="Source_20_Text">Image</text:span> ou <text:span text:style-name="Source_20_Text">Video</text:span>, e pode pertencer a <text:span text:style-name="Source_20_Text">Post</text:span> ou <text:span text:style-name="Source_20_Text">Event</text:span> através da interface polimórfica <text:span text:style-name="Source_20_Text">mediable</text:span>.</text:p>
      <text:h text:style-name="Heading_20_3" text:outline-level="3">38. Default Scope</text:h>
      <text:p text:style-name="Preformatted_20_Text">ruby</text:p>
      <text:p text:style-name="Preformatted_20_Text">Copiar código</text:p>
      <text:p text:style-name="P2"><text:span text:style-name="Source_20_Text"># Definindo um escopo padrão</text:span></text:p>
      <text:p text:style-name="P2"><text:span text:style-name="Source_20_Text">class User &lt; ApplicationRecord</text:span></text:p>
      <text:p text:style-name="P2"><text:span text:style-name="Source_20_Text"><text:s text:c="2"/>default_scope { where(active: true) }</text:span></text:p>
      <text:p text:style-name="P2"><text:span text:style-name="Source_20_Text">end</text:span></text:p>
      <text:p text:style-name="P2"/>
      <text:p text:style-name="P2"><text:span text:style-name="Source_20_Text"># Todos os usuários encontrados serão ativos por padrão</text:span></text:p>
      <text:p text:style-name="P3"><text:span text:style-name="Source_20_Text">active_users = User.all</text:span></text:p>
      <text:p text:style-name="Text_20_body"><text:span text:style-name="Strong_20_Emphasis">Explicação:</text:span> <text:span text:style-name="Source_20_Text">default_scope</text:span> aplica uma condição padrão a todas as consultas do modelo. Aqui, <text:span text:style-name="Source_20_Text">User.all</text:span> retornará apenas usuários ativos.</text:p>
      <text:h text:style-name="Heading_20_3" text:outline-level="3">39. Conditional Validations</text:h>
      <text:p text:style-name="Preformatted_20_Text">ruby</text:p>
      <text:p text:style-name="Preformatted_20_Text">Copiar código</text:p>
      <text:p text:style-name="P2"><text:span text:style-name="Source_20_Text"># Validações condicionais</text:span></text:p>
      <text:p text:style-name="P2"><text:span text:style-name="Source_20_Text">class User &lt; ApplicationRecord</text:span></text:p>
      <text:p text:style-name="P2"><text:soft-page-break/><text:span text:style-name="Source_20_Text"><text:s text:c="2"/>validates :email, presence: true, if: :email_required?</text:span></text:p>
      <text:p text:style-name="P2"/>
      <text:p text:style-name="P2"><text:span text:style-name="Source_20_Text"><text:s text:c="2"/>def email_required?</text:span></text:p>
      <text:p text:style-name="P2"><text:span text:style-name="Source_20_Text"><text:s text:c="4"/>age &lt; 18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Validações condicionais permitem aplicar validações apenas em determinadas condições. <text:span text:style-name="Source_20_Text">validates :email, presence: true, if: :email_required?</text:span> valida a presença de email apenas se <text:span text:style-name="Source_20_Text">email_required?</text:span> retornar verdadeiro.</text:p>
      <text:p text:style-name="Text_20_body"><text:span text:style-name="Source_20_Text"/></text:p>
      <text:h text:style-name="Heading_20_3" text:outline-level="3"><text:span text:style-name="Source_20_Text">40. Custom Query Methods</text:span></text:h>
      <text:p text:style-name="Preformatted_20_Text">ruby</text:p>
      <text:p text:style-name="Preformatted_20_Text">Copiar código</text:p>
      <text:p text:style-name="P2"><text:span text:style-name="Source_20_Text"># Definindo métodos de consulta personalizados</text:span></text:p>
      <text:p text:style-name="P2"><text:span text:style-name="Source_20_Text">class User &lt; ApplicationRecord</text:span></text:p>
      <text:p text:style-name="P2"><text:span text:style-name="Source_20_Text"><text:s text:c="2"/>def self.with_long_names</text:span></text:p>
      <text:p text:style-name="P2"><text:span text:style-name="Source_20_Text"><text:s text:c="4"/>where("LENGTH(name) &gt; 10")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tilizando o método de consulta personalizado</text:span></text:p>
      <text:p text:style-name="P3"><text:span text:style-name="Source_20_Text">users_with_long_names = User.with_long_names</text:span></text:p>
      <text:p text:style-name="Text_20_body"><text:span text:style-name="Strong_20_Emphasis">Explicação:</text:span> <text:span text:style-name="Source_20_Text">self.with_long_names</text:span> é um método de consulta personalizado definido no modelo <text:span text:style-name="Source_20_Text">User</text:span>. Este método retorna usuários cujos nomes têm mais de 10 caracteres. Isso é útil quando precisamos de consultas específicas que não são cobertas por métodos de consulta padrão. Ao chamar <text:span text:style-name="Source_20_Text">User.with_long_names</text:span>, obtemos uma coleção de usuários com nomes longos.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h text:style-name="Heading_20_3" text:outline-level="3"><text:span text:style-name="Source_20_Text">41. Locking para Concurrency Control</text:span></text:h>
      <text:p text:style-name="Preformatted_20_Text">ruby</text:p>
      <text:p text:style-name="Preformatted_20_Text">Copiar código</text:p>
      <text:p text:style-name="P2"><text:span text:style-name="Source_20_Text"># Usando locking pessimista para evitar conflitos de concorrência</text:span></text:p>
      <text:p text:style-name="P3"><text:span text:style-name="Source_20_Text">user = User.lock("FOR UPDATE NOWAIT").find(1)</text:span></text:p>
      <text:p text:style-name="Text_20_body"><text:span text:style-name="Strong_20_Emphasis">Explicação:</text:span> <text:span text:style-name="Source_20_Text">lock</text:span> é usado para obter um bloqueio exclusivo em registros durante uma transação para evitar conflitos de concorrência. No exemplo, estamos usando locking pessimista para impedir que outros processos atualizem o registro até que a transação seja concluída.</text:p>
      <text:h text:style-name="Heading_20_3" text:outline-level="3">42. Dirty Objects</text:h>
      <text:p text:style-name="Preformatted_20_Text">ruby</text:p>
      <text:p text:style-name="Preformatted_20_Text">Copiar código</text:p>
      <text:p text:style-name="P2"><text:span text:style-name="Source_20_Text"># Detectando mudanças nos atributos</text:span></text:p>
      <text:p text:style-name="P2"><text:span text:style-name="Source_20_Text">user = User.find(1)</text:span></text:p>
      <text:p text:style-name="P2"><text:span text:style-name="Source_20_Text">user.name = "New Name"</text:span></text:p>
      <text:p text:style-name="P2"><text:span text:style-name="Source_20_Text">user.name_changed? # =&gt; true</text:span></text:p>
      <text:p text:style-name="P3"><text:span text:style-name="Source_20_Text">user.changes # =&gt; {"name" =&gt; ["Old Name", "New Name"]}</text:span></text:p>
      <text:p text:style-name="Text_20_body"><text:soft-page-break/><text:span text:style-name="Strong_20_Emphasis">Explicação:</text:span> <text:span text:style-name="Source_20_Text">changed?</text:span> verifica se um atributo foi alterado desde a última consulta ao banco de dados. <text:span text:style-name="Source_20_Text">changes</text:span> retorna um hash com as mudanças feitas nos atributos do objeto desde a última recuperação do banco de dados.</text:p>
      <text:h text:style-name="Heading_20_3" text:outline-level="3">43. Calculations com Conditions</text:h>
      <text:p text:style-name="Preformatted_20_Text">ruby</text:p>
      <text:p text:style-name="Preformatted_20_Text">Copiar código</text:p>
      <text:p text:style-name="P2"><text:span text:style-name="Source_20_Text"># Realizando cálculos com condições</text:span></text:p>
      <text:p text:style-name="P3"><text:span text:style-name="Source_20_Text">average_age = User.where(active: true).average(:age)</text:span></text:p>
      <text:p text:style-name="Text_20_body"><text:span text:style-name="Strong_20_Emphasis">Explicação:</text:span> Isso calcula a média da idade dos usuários ativos. <text:span text:style-name="Source_20_Text">where</text:span> é usado para aplicar condições e <text:span text:style-name="Source_20_Text">average</text:span> calcula a média do atributo especificado.</text:p>
      <text:h text:style-name="Heading_20_3" text:outline-level="3">44. Exists?</text:h>
      <text:p text:style-name="Preformatted_20_Text">ruby</text:p>
      <text:p text:style-name="Preformatted_20_Text">Copiar código</text:p>
      <text:p text:style-name="P2"><text:span text:style-name="Source_20_Text"># Verificando se um registro existe</text:span></text:p>
      <text:p text:style-name="P3"><text:span text:style-name="Source_20_Text">User.exists?(email: "john.doe@example.com") # =&gt; true ou false</text:span></text:p>
      <text:p text:style-name="Text_20_body"><text:span text:style-name="Strong_20_Emphasis">Explicação:</text:span> <text:span text:style-name="Source_20_Text">exists?</text:span> verifica se há pelo menos um registro que atenda às condições especificadas. Retorna <text:span text:style-name="Source_20_Text">true</text:span> se um registro existir, caso contrário, <text:span text:style-name="Source_20_Text">false</text:span>.</text:p>
      <text:h text:style-name="Heading_20_3" text:outline-level="3">45. Custom SQL Queries</text:h>
      <text:p text:style-name="Preformatted_20_Text">ruby</text:p>
      <text:p text:style-name="Preformatted_20_Text">Copiar código</text:p>
      <text:p text:style-name="P2"><text:span text:style-name="Source_20_Text"># Executando consultas SQL personalizadas</text:span></text:p>
      <text:p text:style-name="P3"><text:span text:style-name="Source_20_Text">users = User.find_by_sql("SELECT * FROM users WHERE age &gt; 30")</text:span></text:p>
      <text:p text:style-name="Text_20_body"><text:span text:style-name="Strong_20_Emphasis">Explicação:</text:span> Isso executa uma consulta SQL personalizada e retorna uma coleção de objetos <text:span text:style-name="Source_20_Text">User</text:span> que atendem à condição especificada.</text:p>
      <text:h text:style-name="Heading_20_3" text:outline-level="3">46. Pluck</text:h>
      <text:p text:style-name="Preformatted_20_Text">ruby</text:p>
      <text:p text:style-name="Preformatted_20_Text">Copiar código</text:p>
      <text:p text:style-name="P2"><text:span text:style-name="Source_20_Text"># Extraindo valores específicos</text:span></text:p>
      <text:p text:style-name="P3"><text:span text:style-name="Source_20_Text">emails = User.pluck(:email)</text:span></text:p>
      <text:p text:style-name="Text_20_body"><text:span text:style-name="Strong_20_Emphasis">Explicação:</text:span> <text:span text:style-name="Source_20_Text">pluck</text:span> é usado para extrair valores de uma única coluna em vez de objetos inteiros. Aqui, estamos extraindo os emails de todos os usuários.</text:p>
      <text:h text:style-name="Heading_20_3" text:outline-level="3">47. Select</text:h>
      <text:p text:style-name="Preformatted_20_Text">ruby</text:p>
      <text:p text:style-name="Preformatted_20_Text">Copiar código</text:p>
      <text:p text:style-name="P2"><text:span text:style-name="Source_20_Text"># Selecionando atributos específicos</text:span></text:p>
      <text:p text:style-name="P3"><text:span text:style-name="Source_20_Text">users = User.select(:id, :name).where(active: true)</text:span></text:p>
      <text:p text:style-name="Text_20_body"><text:span text:style-name="Strong_20_Emphasis">Explicação:</text:span> <text:span text:style-name="Source_20_Text">select</text:span> permite selecionar atributos específicos do banco de dados. Isso retorna uma coleção de objetos <text:span text:style-name="Source_20_Text">User</text:span> com apenas os atributos <text:span text:style-name="Source_20_Text">id</text:span> e <text:span text:style-name="Source_20_Text">name</text:span> e onde <text:span text:style-name="Source_20_Text">active</text:span> é verdadeiro.</text:p>
      <text:h text:style-name="Heading_20_3" text:outline-level="3"><text:soft-page-break/>48. Find_each</text:h>
      <text:p text:style-name="Preformatted_20_Text">ruby</text:p>
      <text:p text:style-name="Preformatted_20_Text">Copiar código</text:p>
      <text:p text:style-name="P2"><text:span text:style-name="Source_20_Text"># Processando registros em lotes</text:span></text:p>
      <text:p text:style-name="P2"><text:span text:style-name="Source_20_Text">User.find_each(batch_size: 100) do |user|</text:span></text:p>
      <text:p text:style-name="P2"><text:span text:style-name="Source_20_Text"><text:s text:c="2"/># processar cada usuário</text:span></text:p>
      <text:p text:style-name="P3"><text:span text:style-name="Source_20_Text">end</text:span></text:p>
      <text:p text:style-name="Text_20_body"><text:span text:style-name="Strong_20_Emphasis">Explicação:</text:span> <text:span text:style-name="Source_20_Text">find_each</text:span> itera sobre um grande número de registros em lotes menores, o que é útil para evitar o uso excessivo de memória ao lidar com grandes conjuntos de dados.</text:p>
      <text:h text:style-name="Heading_20_3" text:outline-level="3">49. Deep Nesting in Associations</text:h>
      <text:p text:style-name="Preformatted_20_Text">ruby</text:p>
      <text:p text:style-name="Preformatted_20_Text">Copiar código</text:p>
      <text:p text:style-name="P2"><text:span text:style-name="Source_20_Text"># Aninhando associações profundamente</text:span></text:p>
      <text:p text:style-name="P2"><text:span text:style-name="Source_20_Text">class User &lt; ApplicationRecord</text:span></text:p>
      <text:p text:style-name="P2"><text:span text:style-name="Source_20_Text"><text:s text:c="2"/>has_many :posts</text:span></text:p>
      <text:p text:style-name="P2"><text:span text:style-name="Source_20_Text"><text:s text:c="2"/>has_many :comments, through: :posts</text:span></text:p>
      <text:p text:style-name="P2"><text:span text:style-name="Source_20_Text">end</text:span></text:p>
      <text:p text:style-name="P2"/>
      <text:p text:style-name="P2"><text:span text:style-name="Source_20_Text"># Acessando comentários através de posts</text:span></text:p>
      <text:p text:style-name="P2"><text:span text:style-name="Source_20_Text">user = User.find(1)</text:span></text:p>
      <text:p text:style-name="P3"><text:span text:style-name="Source_20_Text">comments = user.comments</text:span></text:p>
      <text:p text:style-name="Text_20_body"><text:span text:style-name="Strong_20_Emphasis">Explicação:</text:span> Isso mostra um exemplo de aninhamento profundo de associações, permitindo acessar comentários através de usuários sem a necessidade de associação direta.</text:p>
      <text:h text:style-name="Heading_20_3" text:outline-level="3">50. Single Table Inheritance (STI) with Custom Types</text:h>
      <text:p text:style-name="Preformatted_20_Text">ruby</text:p>
      <text:p text:style-name="Preformatted_20_Text">Copiar código</text:p>
      <text:p text:style-name="P2"><text:span text:style-name="Source_20_Text"># Usando STI com tipos personalizados</text:span></text:p>
      <text:p text:style-name="P2"><text:span text:style-name="Source_20_Text">class User &lt; ApplicationRecord</text:span></text:p>
      <text:p text:style-name="P2"><text:span text:style-name="Source_20_Text">end</text:span></text:p>
      <text:p text:style-name="P2"/>
      <text:p text:style-name="P2"><text:span text:style-name="Source_20_Text">class Guest &lt; User</text:span></text:p>
      <text:p text:style-name="P2"><text:span text:style-name="Source_20_Text">end</text:span></text:p>
      <text:p text:style-name="P2"/>
      <text:p text:style-name="P2"><text:span text:style-name="Source_20_Text">class Member &lt; User</text:span></text:p>
      <text:p text:style-name="P2"><text:span text:style-name="Source_20_Text">end</text:span></text:p>
      <text:p text:style-name="P2"/>
      <text:p text:style-name="P2"><text:span text:style-name="Source_20_Text">class Admin &lt; User</text:span></text:p>
      <text:p text:style-name="P3"><text:span text:style-name="Source_20_Text">end</text:span></text:p>
      <text:p text:style-name="Text_20_body"><text:span text:style-name="Strong_20_Emphasis">Explicação:</text:span> Isso mostra o uso de STI onde diferentes tipos de usuários compartilham uma tabela de banco de dados, mas possuem comportamentos específicos. Os tipos personalizados são <text:span text:style-name="Source_20_Text">Guest</text:span>, <text:span text:style-name="Source_20_Text">Member</text:span> e <text:span text:style-name="Source_20_Text">Admin</text:span>.</text:p>
      <text:p text:style-name="Text_20_body"><text:span text:style-name="Source_20_Text"/></text:p>
      <text:h text:style-name="Heading_20_3" text:outline-level="3"><text:span text:style-name="Source_20_Text">51. Association Callbacks</text:span></text:h>
      <text:p text:style-name="Preformatted_20_Text">ruby</text:p>
      <text:p text:style-name="Preformatted_20_Text">Copiar código</text:p>
      <text:p text:style-name="P2"><text:span text:style-name="Source_20_Text"># Utilizando callbacks em associações</text:span></text:p>
      <text:p text:style-name="P2"><text:span text:style-name="Source_20_Text">class User &lt; ApplicationRecord</text:span></text:p>
      <text:p text:style-name="P2"><text:span text:style-name="Source_20_Text"><text:s text:c="2"/>has_many :posts, after_add: :increment_post_count</text:span></text:p>
      <text:p text:style-name="P2"><text:soft-page-break/></text:p>
      <text:p text:style-name="P2"><text:span text:style-name="Source_20_Text"><text:s text:c="2"/>def increment_post_count(post)</text:span></text:p>
      <text:p text:style-name="P2"><text:span text:style-name="Source_20_Text"><text:s text:c="4"/>self.posts_count += 1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Este exemplo mostra como usar callbacks em associações. <text:span text:style-name="Source_20_Text">after_add</text:span> é chamado após um objeto ser adicionado à associação. No exemplo, incrementamos <text:span text:style-name="Source_20_Text">posts_count</text:span> sempre que um novo post é adicionado ao usuário.</text:p>
      <text:h text:style-name="Heading_20_3" text:outline-level="3">52. Nested Scopes</text:h>
      <text:p text:style-name="Preformatted_20_Text">ruby</text:p>
      <text:p text:style-name="Preformatted_20_Text">Copiar código</text:p>
      <text:p text:style-name="P2"><text:span text:style-name="Source_20_Text"># Utilizando escopos aninhados</text:span></text:p>
      <text:p text:style-name="P2"><text:span text:style-name="Source_20_Text">class User &lt; ApplicationRecord</text:span></text:p>
      <text:p text:style-name="P2"><text:span text:style-name="Source_20_Text"><text:s text:c="2"/>scope :active, -&gt; { where(active: true) }</text:span></text:p>
      <text:p text:style-name="P2"><text:span text:style-name="Source_20_Text"><text:s text:c="2"/>scope :recent, -&gt; { where("created_at &gt; ?", 1.month.ago) }</text:span></text:p>
      <text:p text:style-name="P2"/>
      <text:p text:style-name="P2"><text:span text:style-name="Source_20_Text"><text:s text:c="2"/>scope :active_and_recent, -&gt; { active.recent }</text:span></text:p>
      <text:p text:style-name="P2"><text:span text:style-name="Source_20_Text">end</text:span></text:p>
      <text:p text:style-name="P2"/>
      <text:p text:style-name="P2"><text:span text:style-name="Source_20_Text"># Usando o escopo aninhado</text:span></text:p>
      <text:p text:style-name="P3"><text:span text:style-name="Source_20_Text">users = User.active_and_recent</text:span></text:p>
      <text:p text:style-name="Text_20_body"><text:span text:style-name="Strong_20_Emphasis">Explicação:</text:span> Este exemplo demonstra o uso de escopos aninhados. <text:span text:style-name="Source_20_Text">active_and_recent</text:span> é um escopo que combina outros dois escopos, retornando usuários ativos e recentemente criados.</text:p>
      <text:h text:style-name="Heading_20_3" text:outline-level="3">53. Active Model Callbacks</text:h>
      <text:p text:style-name="Preformatted_20_Text">ruby</text:p>
      <text:p text:style-name="Preformatted_20_Text">Copiar código</text:p>
      <text:p text:style-name="P2"><text:span text:style-name="Source_20_Text"># Utilizando callbacks do ActiveModel</text:span></text:p>
      <text:p text:style-name="P2"><text:span text:style-name="Source_20_Text">class User &lt; ApplicationRecord</text:span></text:p>
      <text:p text:style-name="P2"><text:span text:style-name="Source_20_Text"><text:s text:c="2"/>before_validation :normalize_name</text:span></text:p>
      <text:p text:style-name="P2"/>
      <text:p text:style-name="P2"><text:span text:style-name="Source_20_Text"><text:s text:c="2"/>def normalize_name</text:span></text:p>
      <text:p text:style-name="P2"><text:span text:style-name="Source_20_Text"><text:s text:c="4"/>self.name = name.titleize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Aqui, estamos usando um callback do ActiveModel (<text:span text:style-name="Source_20_Text">before_validation</text:span>) para normalizar o nome do usuário antes da validação. Ele converte o nome para o formato de título antes de salvar.</text:p>
      <text:h text:style-name="Heading_20_3" text:outline-level="3">54. Custom Errors</text:h>
      <text:p text:style-name="Preformatted_20_Text">ruby</text:p>
      <text:p text:style-name="Preformatted_20_Text">Copiar código</text:p>
      <text:p text:style-name="P2"><text:span text:style-name="Source_20_Text"># Adicionando erros customizados</text:span></text:p>
      <text:p text:style-name="P2"><text:span text:style-name="Source_20_Text">class User &lt; ApplicationRecord</text:span></text:p>
      <text:p text:style-name="P2"><text:span text:style-name="Source_20_Text"><text:s text:c="2"/>validate :custom_validation</text:span></text:p>
      <text:p text:style-name="P2"/>
      <text:p text:style-name="P2"><text:span text:style-name="Source_20_Text"><text:s text:c="2"/>def custom_validation</text:span></text:p>
      <text:p text:style-name="P2"><text:span text:style-name="Source_20_Text"><text:s text:c="4"/>errors.add(:base, "This is a custom error message")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oft-page-break/><text:span text:style-name="Strong_20_Emphasis">Explicação:</text:span> Este exemplo mostra como adicionar erros de validação personalizados a um modelo. <text:span text:style-name="Source_20_Text">custom_validation</text:span> adiciona um erro à base do modelo com a mensagem especificada.</text:p>
      <text:h text:style-name="Heading_20_3" text:outline-level="3">55. Changing Defaults in Migrations</text:h>
      <text:p text:style-name="Preformatted_20_Text">ruby</text:p>
      <text:p text:style-name="Preformatted_20_Text">Copiar código</text:p>
      <text:p text:style-name="P2"><text:span text:style-name="Source_20_Text"># Alterando valores padrão em migrações</text:span></text:p>
      <text:p text:style-name="P2"><text:span text:style-name="Source_20_Text">class ChangeDefaultForActiveInUsers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change_column_default :users, :active, from: true, to: false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Esta migração altera o valor padrão de uma coluna. Aqui, estamos alterando o valor padrão da coluna <text:span text:style-name="Source_20_Text">active</text:span> na tabela <text:span text:style-name="Source_20_Text">users</text:span> de <text:span text:style-name="Source_20_Text">true</text:span> para <text:span text:style-name="Source_20_Text">false</text:span>.</text:p>
      <text:h text:style-name="Heading_20_3" text:outline-level="3">56. Custom Scopes with Parameters</text:h>
      <text:p text:style-name="Preformatted_20_Text">ruby</text:p>
      <text:p text:style-name="Preformatted_20_Text">Copiar código</text:p>
      <text:p text:style-name="P2"><text:span text:style-name="Source_20_Text"># Definindo escopos customizados com parâmetros</text:span></text:p>
      <text:p text:style-name="P2"><text:span text:style-name="Source_20_Text">class User &lt; ApplicationRecord</text:span></text:p>
      <text:p text:style-name="P2"><text:span text:style-name="Source_20_Text"><text:s text:c="2"/>scope :older_than, -&gt;(age) { where("age &gt; ?", age) }</text:span></text:p>
      <text:p text:style-name="P2"><text:span text:style-name="Source_20_Text">end</text:span></text:p>
      <text:p text:style-name="P2"/>
      <text:p text:style-name="P2"><text:span text:style-name="Source_20_Text"># Utilizando o escopo com parâmetro</text:span></text:p>
      <text:p text:style-name="P3"><text:span text:style-name="Source_20_Text">users = User.older_than(30)</text:span></text:p>
      <text:p text:style-name="Text_20_body"><text:span text:style-name="Strong_20_Emphasis">Explicação:</text:span> Isso demonstra como definir um escopo com parâmetros. O escopo <text:span text:style-name="Source_20_Text">older_than</text:span> recebe um parâmetro <text:span text:style-name="Source_20_Text">age</text:span> e retorna usuários com idade superior àquela passada como argumento.</text:p>
      <text:h text:style-name="Heading_20_3" text:outline-level="3">57. Multiple Databases</text:h>
      <text:p text:style-name="Preformatted_20_Text">ruby</text:p>
      <text:p text:style-name="Preformatted_20_Text">Copiar código</text:p>
      <text:p text:style-name="P2"><text:span text:style-name="Source_20_Text"># Conectando-se a múltiplos bancos de dados</text:span></text:p>
      <text:p text:style-name="P2"><text:span text:style-name="Source_20_Text">class User &lt; ApplicationRecord</text:span></text:p>
      <text:p text:style-name="P2"><text:span text:style-name="Source_20_Text"><text:s text:c="2"/>connects_to database: { writing: :primary, reading: :replica }</text:span></text:p>
      <text:p text:style-name="P3"><text:span text:style-name="Source_20_Text">end</text:span></text:p>
      <text:p text:style-name="Text_20_body"><text:span text:style-name="Strong_20_Emphasis">Explicação:</text:span> Este exemplo mostra como conectar-se a múltiplos bancos de dados. Aqui, estamos conectando a um banco de escrita (primary) e um banco de leitura (replica).</text:p>
      <text:h text:style-name="Heading_20_3" text:outline-level="3">58. Attribute Aliases</text:h>
      <text:p text:style-name="Preformatted_20_Text">ruby</text:p>
      <text:p text:style-name="Preformatted_20_Text">Copiar código</text:p>
      <text:p text:style-name="P2"><text:span text:style-name="Source_20_Text"># Utilizando aliases para atributos</text:span></text:p>
      <text:p text:style-name="P2"><text:span text:style-name="Source_20_Text">class User &lt; ApplicationRecord</text:span></text:p>
      <text:p text:style-name="P2"><text:span text:style-name="Source_20_Text"><text:s text:c="2"/>alias_attribute :full_name, :name</text:span></text:p>
      <text:p text:style-name="P2"><text:span text:style-name="Source_20_Text">end</text:span></text:p>
      <text:p text:style-name="P2"/>
      <text:p text:style-name="P2"><text:span text:style-name="Source_20_Text"># Usando o alias</text:span></text:p>
      <text:p text:style-name="P2"><text:span text:style-name="Source_20_Text">user = User.find(1)</text:span></text:p>
      <text:p text:style-name="P3"><text:span text:style-name="Source_20_Text">user.full_name # =&gt; retorna o nome</text:span></text:p>
      <text:p text:style-name="Text_20_body"><text:soft-page-break/><text:span text:style-name="Strong_20_Emphasis">Explicação:</text:span> <text:span text:style-name="Source_20_Text">alias_attribute</text:span> permite usar um nome alternativo para um atributo. Aqui, definimos <text:span text:style-name="Source_20_Text">full_name</text:span> como um alias para o atributo <text:span text:style-name="Source_20_Text">name</text:span>.</text:p>
      <text:h text:style-name="Heading_20_3" text:outline-level="3">59. Custom Setter Methods</text:h>
      <text:p text:style-name="Preformatted_20_Text">ruby</text:p>
      <text:p text:style-name="Preformatted_20_Text">Copiar código</text:p>
      <text:p text:style-name="P2"><text:span text:style-name="Source_20_Text"># Definindo métodos de configuração customizados</text:span></text:p>
      <text:p text:style-name="P2"><text:span text:style-name="Source_20_Text">class User &lt; ApplicationRecord</text:span></text:p>
      <text:p text:style-name="P2"><text:span text:style-name="Source_20_Text"><text:s text:c="2"/>def name=(value)</text:span></text:p>
      <text:p text:style-name="P2"><text:span text:style-name="Source_20_Text"><text:s text:c="4"/>self[:name] = value.strip.titleize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sando o método de configuração</text:span></text:p>
      <text:p text:style-name="P2"><text:span text:style-name="Source_20_Text">user = User.new(name: " <text:s/>john doe <text:s/>")</text:span></text:p>
      <text:p text:style-name="P3"><text:span text:style-name="Source_20_Text">user.name # =&gt; "John Doe"</text:span></text:p>
      <text:p text:style-name="Text_20_body"><text:span text:style-name="Strong_20_Emphasis">Explicação:</text:span> Isso mostra como definir um método de configuração personalizado para um atributo. No exemplo, <text:span text:style-name="Source_20_Text">name=</text:span> remove espaços em branco extras, e converte o nome para o formato de título.</text:p>
      <text:h text:style-name="Heading_20_3" text:outline-level="3"><text:span text:style-name="Source_20_Text">60. Active Record Enums with Scopes</text:span></text:h>
      <text:p text:style-name="Preformatted_20_Text">ruby</text:p>
      <text:p text:style-name="Preformatted_20_Text">Copiar código</text:p>
      <text:p text:style-name="P2"><text:span text:style-name="Source_20_Text"># Utilizando enums com escopos automáticos</text:span></text:p>
      <text:p text:style-name="P2"><text:span text:style-name="Source_20_Text">class User &lt; ApplicationRecord</text:span></text:p>
      <text:p text:style-name="P2"><text:span text:style-name="Source_20_Text"><text:s text:c="2"/>enum status: { active: 0, inactive: 1, archived: 2 }</text:span></text:p>
      <text:p text:style-name="P2"><text:span text:style-name="Source_20_Text">end</text:span></text:p>
      <text:p text:style-name="P2"/>
      <text:p text:style-name="P2"><text:span text:style-name="Source_20_Text"># Usando os escopos de enums</text:span></text:p>
      <text:p text:style-name="P2"><text:span text:style-name="Source_20_Text">active_users = User.active</text:span></text:p>
      <text:p text:style-name="P3"><text:span text:style-name="Source_20_Text">inactive_users = User.inactive</text:span></text:p>
      <text:p text:style-name="Text_20_body"><text:span text:style-name="Strong_20_Emphasis">Explicação:</text:span> Enums em ActiveRecord são úteis para representar valores discretos em um campo de banco de dados. Este exemplo define um enum chamado <text:span text:style-name="Source_20_Text">status</text:span>, onde cada valor tem um mapeamento para um número inteiro. O ActiveRecord automaticamente fornece escopos baseados em enums, permitindo buscar registros com um enum específico. Por exemplo, <text:span text:style-name="Source_20_Text">User.active</text:span> retornará todos os usuários com status "active", e <text:span text:style-name="Source_20_Text">User.inactive</text:span> retornará todos os usuários com status "inactive".</text:p>
      <text:p text:style-name="Text_20_body"><text:span text:style-name="Source_20_Text"/></text:p>
      <text:h text:style-name="Heading_20_3" text:outline-level="3"><text:span text:style-name="Source_20_Text">61. Custom Finders</text:span></text:h>
      <text:p text:style-name="Preformatted_20_Text">ruby</text:p>
      <text:p text:style-name="Preformatted_20_Text">Copiar código</text:p>
      <text:p text:style-name="P2"><text:span text:style-name="Source_20_Text"># Definindo métodos de busca personalizados</text:span></text:p>
      <text:p text:style-name="P2"><text:span text:style-name="Source_20_Text">class User &lt; ApplicationRecord</text:span></text:p>
      <text:p text:style-name="P2"><text:span text:style-name="Source_20_Text"><text:s text:c="2"/>def self.find_by_email(email)</text:span></text:p>
      <text:p text:style-name="P2"><text:span text:style-name="Source_20_Text"><text:s text:c="4"/>find_by(email: email)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sando o método personalizado</text:span></text:p>
      <text:p text:style-name="P3"><text:span text:style-name="Source_20_Text">user = User.find_by_email("john.doe@example.com")</text:span></text:p>
      <text:p text:style-name="Text_20_body"><text:soft-page-break/><text:span text:style-name="Strong_20_Emphasis">Explicação:</text:span> Este exemplo define um método de busca personalizado para encontrar um usuário pelo email. <text:span text:style-name="Source_20_Text">find_by_email</text:span> é uma maneira conveniente de buscar um usuário pelo seu email específico.</text:p>
      <text:h text:style-name="Heading_20_3" text:outline-level="3">62. Touching Parent Records</text:h>
      <text:p text:style-name="Preformatted_20_Text">ruby</text:p>
      <text:p text:style-name="Preformatted_20_Text">Copiar código</text:p>
      <text:p text:style-name="P2"><text:span text:style-name="Source_20_Text"># Atualizando o timestamp do pai ao salvar o filho</text:span></text:p>
      <text:p text:style-name="P2"><text:span text:style-name="Source_20_Text">class Comment &lt; ApplicationRecord</text:span></text:p>
      <text:p text:style-name="P2"><text:span text:style-name="Source_20_Text"><text:s text:c="2"/>belongs_to :post, touch: true</text:span></text:p>
      <text:p text:style-name="P2"><text:span text:style-name="Source_20_Text">end</text:span></text:p>
      <text:p text:style-name="P2"/>
      <text:p text:style-name="P2"><text:span text:style-name="Source_20_Text"># Salvando um comentário atualiza o timestamp do post</text:span></text:p>
      <text:p text:style-name="P2"><text:span text:style-name="Source_20_Text">comment = Comment.create(post_id: 1, content: "Nice post!")</text:span></text:p>
      <text:p text:style-name="P3"><text:span text:style-name="Source_20_Text">comment.post.updated_at # Atualizado para a hora atual</text:span></text:p>
      <text:p text:style-name="Text_20_body"><text:span text:style-name="Strong_20_Emphasis">Explicação:</text:span> Quando um comentário é criado, o timestamp do post associado é atualizado. Isso é útil para indicar que um post foi recentemente comentado.</text:p>
      <text:h text:style-name="Heading_20_3" text:outline-level="3">63. Custom Validation Methods</text:h>
      <text:p text:style-name="Preformatted_20_Text">ruby</text:p>
      <text:p text:style-name="Preformatted_20_Text">Copiar código</text:p>
      <text:p text:style-name="P2"><text:span text:style-name="Source_20_Text"># Definindo métodos de validação personalizados</text:span></text:p>
      <text:p text:style-name="P2"><text:span text:style-name="Source_20_Text">class User &lt; ApplicationRecord</text:span></text:p>
      <text:p text:style-name="P2"><text:span text:style-name="Source_20_Text"><text:s text:c="2"/>validate :email_format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email_format</text:span></text:p>
      <text:p text:style-name="P2"><text:span text:style-name="Source_20_Text"><text:s text:c="4"/>unless email =~ /\A[^@\s]+@([^@\s]+\.)+[^@\s]+\z/</text:span></text:p>
      <text:p text:style-name="P2"><text:span text:style-name="Source_20_Text"><text:s text:c="6"/>errors.add(:email, "is not a valid email address")</text:span></text:p>
      <text:p text:style-name="P2"><text:span text:style-name="Source_20_Text"><text:s text:c="4"/>end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Este exemplo mostra como adicionar validações personalizadas a um modelo. <text:span text:style-name="Source_20_Text">email_format</text:span> é uma validação personalizada que verifica se o formato do email é válido.</text:p>
      <text:h text:style-name="Heading_20_3" text:outline-level="3">64. Read-Only Records</text:h>
      <text:p text:style-name="Preformatted_20_Text">ruby</text:p>
      <text:p text:style-name="Preformatted_20_Text">Copiar código</text:p>
      <text:p text:style-name="P2"><text:span text:style-name="Source_20_Text"># Definindo registros somente para leitura</text:span></text:p>
      <text:p text:style-name="P2"><text:span text:style-name="Source_20_Text">class User &lt; ApplicationRecord</text:span></text:p>
      <text:p text:style-name="P2"><text:span text:style-name="Source_20_Text"><text:s text:c="2"/>attr_readonly :email</text:span></text:p>
      <text:p text:style-name="P2"><text:span text:style-name="Source_20_Text">end</text:span></text:p>
      <text:p text:style-name="P2"/>
      <text:p text:style-name="P2"><text:span text:style-name="Source_20_Text"># Email não pode ser atualizado</text:span></text:p>
      <text:p text:style-name="P2"><text:span text:style-name="Source_20_Text">user = User.find(1)</text:span></text:p>
      <text:p text:style-name="P3"><text:span text:style-name="Source_20_Text">user.update(email: "new.email@example.com") # Erro: ActiveRecord::ReadOnlyRecord</text:span></text:p>
      <text:p text:style-name="Text_20_body"><text:span text:style-name="Strong_20_Emphasis">Explicação:</text:span> A utilização de <text:span text:style-name="Source_20_Text">attr_readonly</text:span> faz com que um atributo seja somente leitura, impedindo sua modificação após a criação do registro.</text:p>
      <text:h text:style-name="Heading_20_3" text:outline-level="3"><text:soft-page-break/>65. Store</text:h>
      <text:p text:style-name="Preformatted_20_Text">ruby</text:p>
      <text:p text:style-name="Preformatted_20_Text">Copiar código</text:p>
      <text:p text:style-name="P2"><text:span text:style-name="Source_20_Text"># Utilizando store para atributos dinâmicos</text:span></text:p>
      <text:p text:style-name="P2"><text:span text:style-name="Source_20_Text">class User &lt; ApplicationRecord</text:span></text:p>
      <text:p text:style-name="P2"><text:span text:style-name="Source_20_Text"><text:s text:c="2"/>store :settings, accessors: [:theme, :language], coder: JSON</text:span></text:p>
      <text:p text:style-name="P2"><text:span text:style-name="Source_20_Text">end</text:span></text:p>
      <text:p text:style-name="P2"/>
      <text:p text:style-name="P2"><text:span text:style-name="Source_20_Text"># Acessando e modificando atributos armazenados</text:span></text:p>
      <text:p text:style-name="P2"><text:span text:style-name="Source_20_Text">user = User.create(theme: "dark", language: "en")</text:span></text:p>
      <text:p text:style-name="P2"><text:span text:style-name="Source_20_Text">user.theme # =&gt; "dark"</text:span></text:p>
      <text:p text:style-name="P2"><text:span text:style-name="Source_20_Text">user.language # =&gt; "en"</text:span></text:p>
      <text:p text:style-name="P3"><text:span text:style-name="Source_20_Text">user.update(theme: "light")</text:span></text:p>
      <text:p text:style-name="Text_20_body"><text:span text:style-name="Strong_20_Emphasis">Explicação:</text:span> O armazenamento de atributos em um campo JSON (store) permite adicionar atributos dinâmicos ao modelo. Neste exemplo, <text:span text:style-name="Source_20_Text">settings</text:span> é um campo JSON que armazena <text:span text:style-name="Source_20_Text">theme</text:span> e <text:span text:style-name="Source_20_Text">language</text:span> para o usuário.</text:p>
      <text:h text:style-name="Heading_20_3" text:outline-level="3">66. Time Zones</text:h>
      <text:p text:style-name="Preformatted_20_Text">ruby</text:p>
      <text:p text:style-name="Preformatted_20_Text">Copiar código</text:p>
      <text:p text:style-name="P2"><text:span text:style-name="Source_20_Text"># Trabalhando com fusos horários</text:span></text:p>
      <text:p text:style-name="P2"><text:span text:style-name="Source_20_Text">class User &lt; ApplicationRecord</text:span></text:p>
      <text:p text:style-name="P2"><text:span text:style-name="Source_20_Text">end</text:span></text:p>
      <text:p text:style-name="P2"/>
      <text:p text:style-name="P2"><text:span text:style-name="Source_20_Text"># Ajustando a zona de tempo do usuário</text:span></text:p>
      <text:p text:style-name="P2"><text:span text:style-name="Source_20_Text">user = User.find(1)</text:span></text:p>
      <text:p text:style-name="P3"><text:span text:style-name="Source_20_Text">user.created_at.in_time_zone("Eastern Time (US &amp; Canada)")</text:span></text:p>
      <text:p text:style-name="Text_20_body"><text:span text:style-name="Strong_20_Emphasis">Explicação:</text:span> Isso mostra como trabalhar com fusos horários em registros de banco de dados. Aqui, estamos ajustando o timestamp <text:span text:style-name="Source_20_Text">created_at</text:span> do usuário para o fuso horário "Eastern Time (US &amp; Canada)".</text:p>
      <text:h text:style-name="Heading_20_3" text:outline-level="3">67. Enumerations with Custom Methods</text:h>
      <text:p text:style-name="Preformatted_20_Text">ruby</text:p>
      <text:p text:style-name="Preformatted_20_Text">Copiar código</text:p>
      <text:p text:style-name="P2"><text:span text:style-name="Source_20_Text"># Definindo enums com métodos customizados</text:span></text:p>
      <text:p text:style-name="P2"><text:span text:style-name="Source_20_Text">class User &lt; ApplicationRecord</text:span></text:p>
      <text:p text:style-name="P2"><text:span text:style-name="Source_20_Text"><text:s text:c="2"/>enum role: { user: 0, admin: 1, superadmin: 2 }</text:span></text:p>
      <text:p text:style-name="P2"/>
      <text:p text:style-name="P2"><text:span text:style-name="Source_20_Text"><text:s text:c="2"/>def admin?</text:span></text:p>
      <text:p text:style-name="P2"><text:span text:style-name="Source_20_Text"><text:s text:c="4"/>admin? || superadmin?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Este exemplo mostra como adicionar métodos personalizados para enums. Aqui, <text:span text:style-name="Source_20_Text">admin?</text:span> é um método que verifica se o usuário tem o papel de "admin" ou "superadmin".</text:p>
      <text:h text:style-name="Heading_20_3" text:outline-level="3">68. Query Interface Methods</text:h>
      <text:p text:style-name="Preformatted_20_Text">ruby</text:p>
      <text:p text:style-name="Preformatted_20_Text">Copiar código</text:p>
      <text:p text:style-name="P2"><text:span text:style-name="Source_20_Text"># Utilizando a interface de consulta do ActiveRecord</text:span></text:p>
      <text:p text:style-name="P3"><text:span text:style-name="Source_20_Text">users = User.select("name, email").where(active: true).order(created_at: :desc).limit(10)</text:span></text:p>
      <text:p text:style-name="Text_20_body"><text:soft-page-break/><text:span text:style-name="Strong_20_Emphasis">Explicação:</text:span> Isso demonstra o uso da interface de consulta do ActiveRecord para buscar usuários. Neste exemplo, estamos selecionando apenas os atributos <text:span text:style-name="Source_20_Text">name</text:span> e <text:span text:style-name="Source_20_Text">email</text:span> de usuários ativos, ordenando por <text:span text:style-name="Source_20_Text">created_at</text:span> em ordem descendente e limitando a 10 registros.</text:p>
      <text:h text:style-name="Heading_20_3" text:outline-level="3">69. Named Scopes with Lambdas</text:h>
      <text:p text:style-name="Preformatted_20_Text">ruby</text:p>
      <text:p text:style-name="Preformatted_20_Text">Copiar código</text:p>
      <text:p text:style-name="P2"><text:span text:style-name="Source_20_Text"># Definindo escopos nomeados com lambdas</text:span></text:p>
      <text:p text:style-name="P2"><text:span text:style-name="Source_20_Text">class User &lt; ApplicationRecord</text:span></text:p>
      <text:p text:style-name="P2"><text:span text:style-name="Source_20_Text"><text:s text:c="2"/>scope :by_name, -&gt;(name) { where(name: name) }</text:span></text:p>
      <text:p text:style-name="P2"><text:span text:style-name="Source_20_Text">end</text:span></text:p>
      <text:p text:style-name="P2"/>
      <text:p text:style-name="P2"><text:span text:style-name="Source_20_Text"># Usando o escopo nomeado</text:span></text:p>
      <text:p text:style-name="P3"><text:span text:style-name="Source_20_Text">users = User.by_name("John Doe")</text:span></text:p>
      <text:p text:style-name="Text_20_body"><text:span text:style-name="Strong_20_Emphasis">Explicação:</text:span> Isso mostra como definir um escopo nomeado usando lambdas. <text:span text:style-name="Source_20_Text">by_name</text:span> é um escopo que recebe um parâmetro <text:span text:style-name="Source_20_Text">name</text:span> e retorna usuários com esse nome.</text:p>
      <text:p text:style-name="Text_20_body"><text:span text:style-name="Source_20_Text"><text:span text:style-name="Strong_20_Emphasis">70. Counter Cache with Default Value</text:span></text:span></text:p>
      <text:p text:style-name="Preformatted_20_Text">ruby</text:p>
      <text:p text:style-name="Preformatted_20_Text">Copiar código</text:p>
      <text:p text:style-name="P2"><text:span text:style-name="Source_20_Text"># Definindo contador de cache com valor padrão</text:span></text:p>
      <text:p text:style-name="P2"><text:span text:style-name="Source_20_Text">class AddCommentsCountToPosts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add_column :posts, :comments_count, :integer, default: 0, null: false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Atualizando contador automaticamente</text:span></text:p>
      <text:p text:style-name="P2"><text:span text:style-name="Source_20_Text">class Comment &lt; ApplicationRecord</text:span></text:p>
      <text:p text:style-name="P2"><text:span text:style-name="Source_20_Text"><text:s text:c="2"/>belongs_to :post, counter_cache: true</text:span></text:p>
      <text:p text:style-name="P3"><text:span text:style-name="Source_20_Text">end</text:span></text:p>
      <text:p text:style-name="Text_20_body"><text:span text:style-name="Strong_20_Emphasis">Explicação:</text:span> Neste exemplo, estamos adicionando um contador de cache para contabilizar o número de comentários em um post.</text:p>
      <text:list xml:id="list815992653" text:style-name="L1">
        <text:list-item>
          <text:p text:style-name="P6">Na migração <text:span text:style-name="Source_20_Text">AddCommentsCountToPosts</text:span>, estamos adicionando uma coluna <text:span text:style-name="Source_20_Text">comments_count</text:span> à tabela <text:span text:style-name="Source_20_Text">posts</text:span>, que irá armazenar o número de comentários associados a cada post. O <text:span text:style-name="Source_20_Text">default: 0</text:span> define o valor padrão para o contador como zero.</text:p>
        </text:list-item>
        <text:list-item>
          <text:p text:style-name="P6">Ao associar <text:span text:style-name="Source_20_Text">Comment</text:span> com <text:span text:style-name="Source_20_Text">Post</text:span>, passamos <text:span text:style-name="Source_20_Text">counter_cache: true</text:span>, o que faz com que o Rails automaticamente atualize o contador <text:span text:style-name="Source_20_Text">comments_count</text:span> na tabela <text:span text:style-name="Source_20_Text">posts</text:span> sempre que um novo comentário é criado ou excluído.</text:p>
        </text:list-item>
      </text:list>
      <text:p text:style-name="Text_20_body">Isso é útil para consultas eficientes, pois evita contar os comentários a cada consulta de postagem. Em vez disso, o Rails mantém um contador atualizado para nós.</text:p>
      <text:p text:style-name="Text_20_body"><text:span text:style-name="Source_20_Text"/></text:p>
      <text:h text:style-name="Heading_20_3" text:outline-level="3"><text:span text:style-name="Source_20_Text">71. Attribute Methods</text:span></text:h>
      <text:p text:style-name="Preformatted_20_Text">ruby</text:p>
      <text:p text:style-name="Preformatted_20_Text">Copiar código</text:p>
      <text:p text:style-name="P2"><text:span text:style-name="Source_20_Text"># Definindo métodos de atributo personalizados</text:span></text:p>
      <text:p text:style-name="P2"><text:span text:style-name="Source_20_Text">class User &lt; ApplicationRecord</text:span></text:p>
      <text:p text:style-name="P2"><text:span text:style-name="Source_20_Text"><text:s text:c="2"/>def full_name</text:span></text:p>
      <text:p text:style-name="P2"><text:soft-page-break/><text:span text:style-name="Source_20_Text"><text:s text:c="4"/>"#{first_name} #{last_name}"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sando o método de atributo</text:span></text:p>
      <text:p text:style-name="P2"><text:span text:style-name="Source_20_Text">user = User.find(1)</text:span></text:p>
      <text:p text:style-name="P3"><text:span text:style-name="Source_20_Text">user.full_name # =&gt; "John Doe"</text:span></text:p>
      <text:p text:style-name="Text_20_body"><text:span text:style-name="Strong_20_Emphasis">Explicação:</text:span> Este exemplo mostra como definir um método de atributo personalizado em um modelo. <text:span text:style-name="Source_20_Text">full_name</text:span> é um método que combina o <text:span text:style-name="Source_20_Text">first_name</text:span> e o <text:span text:style-name="Source_20_Text">last_name</text:span> do usuário.</text:p>
      <text:h text:style-name="Heading_20_3" text:outline-level="3">72. Before and After Callbacks</text:h>
      <text:p text:style-name="Preformatted_20_Text">ruby</text:p>
      <text:p text:style-name="Preformatted_20_Text">Copiar código</text:p>
      <text:p text:style-name="P2"><text:span text:style-name="Source_20_Text"># Utilizando callbacks antes e depois de salvar</text:span></text:p>
      <text:p text:style-name="P2"><text:span text:style-name="Source_20_Text">class User &lt; ApplicationRecord</text:span></text:p>
      <text:p text:style-name="P2"><text:span text:style-name="Source_20_Text"><text:s text:c="2"/>before_save :normalize_name</text:span></text:p>
      <text:p text:style-name="P2"><text:span text:style-name="Source_20_Text"><text:s text:c="2"/>after_save :send_welcome_email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normalize_name</text:span></text:p>
      <text:p text:style-name="P2"><text:span text:style-name="Source_20_Text"><text:s text:c="4"/>self.name = name.titleize</text:span></text:p>
      <text:p text:style-name="P2"><text:span text:style-name="Source_20_Text"><text:s text:c="2"/>end</text:span></text:p>
      <text:p text:style-name="P2"/>
      <text:p text:style-name="P2"><text:span text:style-name="Source_20_Text"><text:s text:c="2"/>def send_welcome_email</text:span></text:p>
      <text:p text:style-name="P2"><text:span text:style-name="Source_20_Text"><text:s text:c="4"/>UserMailer.welcome_email(self).deliver_now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Este exemplo mostra como utilizar callbacks <text:span text:style-name="Source_20_Text">before_save</text:span> e <text:span text:style-name="Source_20_Text">after_save</text:span> para executar ações antes e depois de salvar um usuário. <text:span text:style-name="Source_20_Text">normalize_name</text:span> é executado antes de salvar para garantir que o nome seja capitalizado, e <text:span text:style-name="Source_20_Text">send_welcome_email</text:span> é executado depois de salvar para enviar um email de boas-vindas.</text:p>
      <text:h text:style-name="Heading_20_3" text:outline-level="3">73. Active Record Callbacks with Conditions</text:h>
      <text:p text:style-name="Preformatted_20_Text">ruby</text:p>
      <text:p text:style-name="Preformatted_20_Text">Copiar código</text:p>
      <text:p text:style-name="P2"><text:span text:style-name="Source_20_Text"># Utilizando callbacks com condições</text:span></text:p>
      <text:p text:style-name="P2"><text:span text:style-name="Source_20_Text">class User &lt; ApplicationRecord</text:span></text:p>
      <text:p text:style-name="P2"><text:span text:style-name="Source_20_Text"><text:s text:c="2"/>before_save :normalize_name, if: :name_changed?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normalize_name</text:span></text:p>
      <text:p text:style-name="P2"><text:span text:style-name="Source_20_Text"><text:s text:c="4"/>self.name = name.titleize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Este exemplo mostra como condicionar um callback a uma condição específica. <text:span text:style-name="Source_20_Text">normalize_name</text:span> é executado antes de salvar apenas se o nome foi alterado.</text:p>
      <text:h text:style-name="Heading_20_3" text:outline-level="3">74. Ordering with a Scope</text:h>
      <text:p text:style-name="Preformatted_20_Text">ruby</text:p>
      <text:p text:style-name="Preformatted_20_Text">Copiar código</text:p>
      <text:p text:style-name="P2"><text:span text:style-name="Source_20_Text"># Definindo escopo com ordenação</text:span></text:p>
      <text:p text:style-name="P2"><text:soft-page-break/><text:span text:style-name="Source_20_Text">class User &lt; ApplicationRecord</text:span></text:p>
      <text:p text:style-name="P2"><text:span text:style-name="Source_20_Text"><text:s text:c="2"/>scope :ordered_by_name, -&gt; { order(:name) }</text:span></text:p>
      <text:p text:style-name="P2"><text:span text:style-name="Source_20_Text">end</text:span></text:p>
      <text:p text:style-name="P2"/>
      <text:p text:style-name="P2"><text:span text:style-name="Source_20_Text"># Usando o escopo com ordenação</text:span></text:p>
      <text:p text:style-name="P3"><text:span text:style-name="Source_20_Text">users = User.ordered_by_name</text:span></text:p>
      <text:p text:style-name="Text_20_body"><text:span text:style-name="Strong_20_Emphasis">Explicação:</text:span> Este exemplo define um escopo para ordenar os usuários pelo nome. O escopo <text:span text:style-name="Source_20_Text">ordered_by_name</text:span> é usado para recuperar os usuários ordenados por seus nomes.</text:p>
      <text:h text:style-name="Heading_20_3" text:outline-level="3">75. Batch Processing with find_in_batches</text:h>
      <text:p text:style-name="Preformatted_20_Text">ruby</text:p>
      <text:p text:style-name="Preformatted_20_Text">Copiar código</text:p>
      <text:p text:style-name="P2"><text:span text:style-name="Source_20_Text"># Processando registros em lotes com find_in_batches</text:span></text:p>
      <text:p text:style-name="P2"><text:span text:style-name="Source_20_Text">User.find_in_batches(batch_size: 100) do |batch|</text:span></text:p>
      <text:p text:style-name="P2"><text:span text:style-name="Source_20_Text"><text:s text:c="2"/>batch.each { |user| user.update(active: true) }</text:span></text:p>
      <text:p text:style-name="P3"><text:span text:style-name="Source_20_Text">end</text:span></text:p>
      <text:p text:style-name="Text_20_body"><text:span text:style-name="Strong_20_Emphasis">Explicação:</text:span> <text:span text:style-name="Source_20_Text">find_in_batches</text:span> é usado para processar registros em lotes. Neste exemplo, cada lote de usuários é atualizado para <text:span text:style-name="Source_20_Text">active: true</text:span>.</text:p>
      <text:h text:style-name="Heading_20_3" text:outline-level="3">76. Callbacks on Associations</text:h>
      <text:p text:style-name="Preformatted_20_Text">ruby</text:p>
      <text:p text:style-name="Preformatted_20_Text">Copiar código</text:p>
      <text:p text:style-name="P2"><text:span text:style-name="Source_20_Text"># Utilizando callbacks em associações</text:span></text:p>
      <text:p text:style-name="P2"><text:span text:style-name="Source_20_Text">class Post &lt; ApplicationRecord</text:span></text:p>
      <text:p text:style-name="P2"><text:span text:style-name="Source_20_Text"><text:s text:c="2"/>belongs_to :user</text:span></text:p>
      <text:p text:style-name="P2"><text:span text:style-name="Source_20_Text"><text:s text:c="2"/>has_many :comments, after_add: :increment_comments_count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increment_comments_count(comment)</text:span></text:p>
      <text:p text:style-name="P2"><text:span text:style-name="Source_20_Text"><text:s text:c="4"/>user.increment!(:comments_count)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Este exemplo mostra como usar callbacks em associações. <text:span text:style-name="Source_20_Text">increment_comments_count</text:span> é chamado após adicionar um comentário a um post e atualiza o contador <text:span text:style-name="Source_20_Text">comments_count</text:span> do usuário associado.</text:p>
      <text:h text:style-name="Heading_20_3" text:outline-level="3">77. Virtual Attributes</text:h>
      <text:p text:style-name="Preformatted_20_Text">ruby</text:p>
      <text:p text:style-name="Preformatted_20_Text">Copiar código</text:p>
      <text:p text:style-name="P2"><text:span text:style-name="Source_20_Text"># Definindo atributos virtuais</text:span></text:p>
      <text:p text:style-name="P2"><text:span text:style-name="Source_20_Text">class User &lt; ApplicationRecord</text:span></text:p>
      <text:p text:style-name="P2"><text:span text:style-name="Source_20_Text"><text:s text:c="2"/>def full_name</text:span></text:p>
      <text:p text:style-name="P2"><text:span text:style-name="Source_20_Text"><text:s text:c="4"/>"#{first_name} #{last_name}"</text:span></text:p>
      <text:p text:style-name="P2"><text:span text:style-name="Source_20_Text"><text:s text:c="2"/>end</text:span></text:p>
      <text:p text:style-name="P2"/>
      <text:p text:style-name="P2"><text:span text:style-name="Source_20_Text"><text:s text:c="2"/>def full_name=(name)</text:span></text:p>
      <text:p text:style-name="P2"><text:span text:style-name="Source_20_Text"><text:s text:c="4"/>split = name.split(" ")</text:span></text:p>
      <text:p text:style-name="P2"><text:span text:style-name="Source_20_Text"><text:s text:c="4"/>self.first_name = split.first</text:span></text:p>
      <text:p text:style-name="P2"><text:span text:style-name="Source_20_Text"><text:s text:c="4"/>self.last_name = split.last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oft-page-break/><text:span text:style-name="Strong_20_Emphasis">Explicação:</text:span> Este exemplo mostra como definir atributos virtuais em um modelo. <text:span text:style-name="Source_20_Text">full_name</text:span> é um método que combina <text:span text:style-name="Source_20_Text">first_name</text:span> e <text:span text:style-name="Source_20_Text">last_name</text:span>, enquanto <text:span text:style-name="Source_20_Text">full_name=</text:span> é um método que permite definir <text:span text:style-name="Source_20_Text">first_name</text:span> e <text:span text:style-name="Source_20_Text">last_name</text:span> a partir de um nome completo.</text:p>
      <text:h text:style-name="Heading_20_3" text:outline-level="3">78. Polymorphic Scopes</text:h>
      <text:p text:style-name="Preformatted_20_Text">ruby</text:p>
      <text:p text:style-name="Preformatted_20_Text">Copiar código</text:p>
      <text:p text:style-name="P2"><text:span text:style-name="Source_20_Text"># Definindo escopos polimórficos</text:span></text:p>
      <text:p text:style-name="P2"><text:span text:style-name="Source_20_Text">class Comment &lt; ApplicationRecord</text:span></text:p>
      <text:p text:style-name="P2"><text:span text:style-name="Source_20_Text"><text:s text:c="2"/>belongs_to :commentable, polymorphic: true</text:span></text:p>
      <text:p text:style-name="P2"/>
      <text:p text:style-name="P2"><text:span text:style-name="Source_20_Text"><text:s text:c="2"/>scope :for_post, -&gt; { where(commentable_type: 'Post') }</text:span></text:p>
      <text:p text:style-name="P2"><text:span text:style-name="Source_20_Text"><text:s text:c="2"/>scope :for_event, -&gt; { where(commentable_type: 'Event') }</text:span></text:p>
      <text:p text:style-name="P2"><text:span text:style-name="Source_20_Text">end</text:span></text:p>
      <text:p text:style-name="P2"/>
      <text:p text:style-name="P2"><text:span text:style-name="Source_20_Text"># Usando os escopos polimórficos</text:span></text:p>
      <text:p text:style-name="P2"><text:span text:style-name="Source_20_Text">post_comments = Comment.for_post</text:span></text:p>
      <text:p text:style-name="P3"><text:span text:style-name="Source_20_Text">event_comments = Comment.for_event</text:span></text:p>
      <text:p text:style-name="Text_20_body"><text:span text:style-name="Strong_20_Emphasis">Explicação:</text:span> Este exemplo mostra como definir escopos polimórficos para comentários. <text:span text:style-name="Source_20_Text">for_post</text:span> retorna comentários associados a posts e <text:span text:style-name="Source_20_Text">for_event</text:span> retorna comentários associados a eventos.</text:p>
      <text:h text:style-name="Heading_20_3" text:outline-level="3">79. Custom Validations with Blocks</text:h>
      <text:p text:style-name="Preformatted_20_Text">ruby</text:p>
      <text:p text:style-name="Preformatted_20_Text">Copiar código</text:p>
      <text:p text:style-name="P2"><text:span text:style-name="Source_20_Text"># Definindo validações personalizadas com blocos</text:span></text:p>
      <text:p text:style-name="P2"><text:span text:style-name="Source_20_Text">class User &lt; ApplicationRecord</text:span></text:p>
      <text:p text:style-name="P2"><text:span text:style-name="Source_20_Text"><text:s text:c="2"/>validate do</text:span></text:p>
      <text:p text:style-name="P2"><text:span text:style-name="Source_20_Text"><text:s text:c="4"/>errors.add(:base, "Custom error message") if some_condition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Este exemplo mostra como adicionar validações personalizadas usando blocos. Uma mensagem de erro é adicionada se a condição <text:span text:style-name="Source_20_Text">some_condition</text:span> for verdadeira.</text:p>
      <text:p text:style-name="Text_20_body"><text:span text:style-name="Source_20_Text"><text:span text:style-name="Strong_20_Emphasis">80. Readonly Associations</text:span></text:span></text:p>
      <text:p text:style-name="Preformatted_20_Text">ruby</text:p>
      <text:p text:style-name="Preformatted_20_Text">Copiar código</text:p>
      <text:p text:style-name="P2"><text:span text:style-name="Source_20_Text"># Definindo associações somente leitura</text:span></text:p>
      <text:p text:style-name="P2"><text:span text:style-name="Source_20_Text">class Post &lt; ApplicationRecord</text:span></text:p>
      <text:p text:style-name="P2"><text:span text:style-name="Source_20_Text"><text:s text:c="2"/>belongs_to :user, readonly: true</text:span></text:p>
      <text:p text:style-name="P2"><text:span text:style-name="Source_20_Text">end</text:span></text:p>
      <text:p text:style-name="P2"/>
      <text:p text:style-name="P2"><text:span text:style-name="Source_20_Text"># Tentando atualizar a associação resultará em um erro</text:span></text:p>
      <text:p text:style-name="P2"><text:span text:style-name="Source_20_Text">post = Post.find(1)</text:span></text:p>
      <text:p text:style-name="P3"><text:span text:style-name="Source_20_Text">post.user.update(name: "New Name") # Erro: ActiveRecord::ReadOnlyRecord</text:span></text:p>
      <text:p text:style-name="Text_20_body"><text:span text:style-name="Strong_20_Emphasis">Explicação:</text:span> Neste exemplo, a associação <text:span text:style-name="Source_20_Text">belongs_to</text:span> entre <text:span text:style-name="Source_20_Text">Post</text:span> e <text:span text:style-name="Source_20_Text">User</text:span> é definida como somente leitura, ou seja, uma vez que um <text:span text:style-name="Source_20_Text">Post</text:span> é associado a um <text:span text:style-name="Source_20_Text">User</text:span>, não é possível atualizar o <text:span text:style-name="Source_20_Text">User</text:span> associado através do <text:span text:style-name="Source_20_Text">Post</text:span>. Isso é útil quando você deseja garantir que certas associações não sejam modificadas através dos objetos associados.</text:p>
      <text:p text:style-name="Text_20_body"><text:soft-page-break/>Ao tentar atualizar a associação através do objeto <text:span text:style-name="Source_20_Text">Post</text:span>, um erro <text:span text:style-name="Source_20_Text">ActiveRecord::ReadOnlyRecord</text:span> será gerado, indicando que o objeto está somente para leitura e não pode ser modificado dessa maneira.</text:p>
      <text:p text:style-name="Text_20_body"><text:span text:style-name="Source_20_Text"/></text:p>
      <text:p text:style-name="Text_20_body"><text:span text:style-name="Source_20_Text"><text:span text:style-name="Strong_20_Emphasis">81. Transaction Callbacks</text:span></text:span></text:p>
      <text:p text:style-name="Preformatted_20_Text">ruby</text:p>
      <text:p text:style-name="Preformatted_20_Text">Copiar código</text:p>
      <text:p text:style-name="P2"><text:span text:style-name="Source_20_Text"># Utilizando callbacks de transações</text:span></text:p>
      <text:p text:style-name="P2"><text:span text:style-name="Source_20_Text">class User &lt; ApplicationRecord</text:span></text:p>
      <text:p text:style-name="P2"><text:span text:style-name="Source_20_Text"><text:s text:c="2"/>after_commit :send_welcome_email, on: :create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send_welcome_email</text:span></text:p>
      <text:p text:style-name="P2"><text:span text:style-name="Source_20_Text"><text:s text:c="4"/>UserMailer.welcome_email(self).deliver_later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Neste exemplo, um callback <text:span text:style-name="Source_20_Text">after_commit</text:span> é definido para enviar um e-mail de boas-vindas para o usuário após a transação ser concluída com sucesso (ou seja, após o commit) e apenas quando o usuário é criado (<text:span text:style-name="Source_20_Text">on: :create</text:span>). Isso garante que o e-mail só será enviado se a transação de criação for bem-sucedida.</text:p>
      <text:p text:style-name="Horizontal_20_Line"/>
      <text:p text:style-name="Text_20_body"><text:span text:style-name="Strong_20_Emphasis">82. Conditional Scopes</text:span></text:p>
      <text:p text:style-name="Preformatted_20_Text">ruby</text:p>
      <text:p text:style-name="Preformatted_20_Text">Copiar código</text:p>
      <text:p text:style-name="P2"><text:span text:style-name="Source_20_Text"># Definindo escopos condicionais</text:span></text:p>
      <text:p text:style-name="P2"><text:span text:style-name="Source_20_Text">class User &lt; ApplicationRecord</text:span></text:p>
      <text:p text:style-name="P2"><text:span text:style-name="Source_20_Text"><text:s text:c="2"/>scope :active, -&gt; { where(active: true) }</text:span></text:p>
      <text:p text:style-name="P2"><text:span text:style-name="Source_20_Text"><text:s text:c="2"/>scope :inactive, -&gt; { where(active: false) }</text:span></text:p>
      <text:p text:style-name="P2"/>
      <text:p text:style-name="P2"><text:span text:style-name="Source_20_Text"><text:s text:c="2"/>def self.with_status(status)</text:span></text:p>
      <text:p text:style-name="P2"><text:span text:style-name="Source_20_Text"><text:s text:c="4"/>status ? active : inactive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sando o escopo condicional</text:span></text:p>
      <text:p text:style-name="P3"><text:span text:style-name="Source_20_Text">active_users = User.with_status(true)</text:span></text:p>
      <text:p text:style-name="Text_20_body"><text:span text:style-name="Strong_20_Emphasis">Explicação:</text:span> Este exemplo define escopos condicionais para buscar usuários ativos e inativos. Além disso, é definido um método de classe <text:span text:style-name="Source_20_Text">with_status</text:span> que permite filtrar os usuários com base em seu status de ativação. Isso proporciona uma maneira conveniente de buscar usuários com diferentes status de ativação.</text:p>
      <text:p text:style-name="Horizontal_20_Line"/>
      <text:p text:style-name="Text_20_body"><text:span text:style-name="Strong_20_Emphasis">83. Dynamic Finders</text:span></text:p>
      <text:p text:style-name="Preformatted_20_Text">ruby</text:p>
      <text:p text:style-name="Preformatted_20_Text">Copiar código</text:p>
      <text:p text:style-name="P2"><text:span text:style-name="Source_20_Text"># Usando dynamic finders</text:span></text:p>
      <text:p text:style-name="P3"><text:span text:style-name="Source_20_Text">user = User.find_by_name_and_email("John Doe", "john.doe@example.com")</text:span></text:p>
      <text:p text:style-name="Text_20_body"><text:soft-page-break/><text:span text:style-name="Strong_20_Emphasis">Explicação:</text:span> Os dynamic finders são métodos de busca dinâmicos gerados automaticamente pelo Rails com base nos nomes das colunas da tabela. Neste exemplo, o método <text:span text:style-name="Source_20_Text">find_by_name_and_email</text:span> é gerado automaticamente para buscar um usuário com o nome "John Doe" e o e-mail "john.doe@example.com".</text:p>
      <text:p text:style-name="Horizontal_20_Line"/>
      <text:p text:style-name="Text_20_body"><text:span text:style-name="Strong_20_Emphasis">84. Using Arel for Complex Queries</text:span></text:p>
      <text:p text:style-name="Preformatted_20_Text">ruby</text:p>
      <text:p text:style-name="Preformatted_20_Text">Copiar código</text:p>
      <text:p text:style-name="P2"><text:span text:style-name="Source_20_Text"># Utilizando Arel para consultas complexas</text:span></text:p>
      <text:p text:style-name="P2"><text:span text:style-name="Source_20_Text">users_table = User.arel_table</text:span></text:p>
      <text:p text:style-name="P3"><text:span text:style-name="Source_20_Text">users = User.where(users_table[:created_at].gt(1.year.ago))</text:span></text:p>
      <text:p text:style-name="Text_20_body"><text:span text:style-name="Strong_20_Emphasis">Explicação:</text:span> Arel é uma linguagem de construção de consultas SQL em Ruby, usada pelo ActiveRecord para criar consultas complexas de forma programática. Neste exemplo, um objeto <text:span text:style-name="Source_20_Text">Arel::Table</text:span> é criado para a tabela <text:span text:style-name="Source_20_Text">users</text:span>, e então é utilizada para construir uma consulta que seleciona os usuários criados há mais de um ano.</text:p>
      <text:p text:style-name="Horizontal_20_Line"/>
      <text:p text:style-name="Text_20_body"><text:span text:style-name="Strong_20_Emphasis">85. UUID as Primary Key</text:span></text:p>
      <text:p text:style-name="Preformatted_20_Text">ruby</text:p>
      <text:p text:style-name="Preformatted_20_Text">Copiar código</text:p>
      <text:p text:style-name="P2"><text:span text:style-name="Source_20_Text"># Utilizando UUID como chave primária</text:span></text:p>
      <text:p text:style-name="P2"><text:span text:style-name="Source_20_Text">class EnableUuidExtension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enable_extension 'uuid-ossp'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class CreateUsers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create_table :users, id: :uuid do |t|</text:span></text:p>
      <text:p text:style-name="P2"><text:span text:style-name="Source_20_Text"><text:s text:c="6"/>t.string :name</text:span></text:p>
      <text:p text:style-name="P2"><text:span text:style-name="Source_20_Text"><text:s text:c="6"/>t.timestamps</text:span></text:p>
      <text:p text:style-name="P2"><text:span text:style-name="Source_20_Text"><text:s text:c="4"/>end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class User &lt; ApplicationRecord</text:span></text:p>
      <text:p text:style-name="P2"><text:span text:style-name="Source_20_Text"><text:s text:c="2"/>self.primary_key = 'id'</text:span></text:p>
      <text:p text:style-name="P3"><text:span text:style-name="Source_20_Text">end</text:span></text:p>
      <text:p text:style-name="Text_20_body"><text:span text:style-name="Strong_20_Emphasis">Explicação:</text:span> Neste exemplo, é configurado o uso de UUID (Identificador Único Universal) como chave primária para a tabela <text:span text:style-name="Source_20_Text">users</text:span>. Primeiro, uma extensão <text:span text:style-name="Source_20_Text">uuid-ossp</text:span> é habilitada no banco de dados para gerar UUIDs. Em seguida, a tabela <text:span text:style-name="Source_20_Text">users</text:span> é criada com a coluna <text:span text:style-name="Source_20_Text">id</text:span> configurada para utilizar UUID. A classe <text:span text:style-name="Source_20_Text">User</text:span> é configurada para usar <text:span text:style-name="Source_20_Text">id</text:span> como chave primária.</text:p>
      <text:p text:style-name="Horizontal_20_Line"/>
      <text:p text:style-name="Text_20_body"><text:span text:style-name="Strong_20_Emphasis">86. Optimizing Queries with Select</text:span></text:p>
      <text:p text:style-name="Preformatted_20_Text">ruby</text:p>
      <text:p text:style-name="Preformatted_20_Text">Copiar código</text:p>
      <text:p text:style-name="P2"><text:span text:style-name="Source_20_Text"># Selecionando apenas os campos necessários</text:span></text:p>
      <text:p text:style-name="P3"><text:span text:style-name="Source_20_Text">users = User.select(:id, :name).where(active: true)</text:span></text:p>
      <text:p text:style-name="Text_20_body"><text:soft-page-break/><text:span text:style-name="Strong_20_Emphasis">Explicação:</text:span> Este exemplo otimiza uma consulta selecionando apenas os campos necessários da tabela <text:span text:style-name="Source_20_Text">users</text:span> (nesse caso, <text:span text:style-name="Source_20_Text">id</text:span> e <text:span text:style-name="Source_20_Text">name</text:span>). Isso pode economizar recursos do banco de dados, especialmente se houver muitos campos na tabela e apenas alguns são necessários para a operação.</text:p>
      <text:p text:style-name="Text_20_body"><text:span text:style-name="Source_20_Text"><text:span text:style-name="Strong_20_Emphasis">87. Using the any? Method</text:span></text:span></text:p>
      <text:p text:style-name="Preformatted_20_Text">ruby</text:p>
      <text:p text:style-name="Preformatted_20_Text">Copiar código</text:p>
      <text:p text:style-name="P2"><text:span text:style-name="Source_20_Text"># Verificando se existem registros que satisfazem uma condição</text:span></text:p>
      <text:p text:style-name="P3"><text:span text:style-name="Source_20_Text">User.where(active: true).any?</text:span></text:p>
      <text:p text:style-name="Text_20_body"><text:span text:style-name="Strong_20_Emphasis">Explicação:</text:span> Este exemplo utiliza o método <text:span text:style-name="Source_20_Text">any?</text:span> para verificar se existem registros que satisfazem uma determinada condição. Neste caso, verifica se existem usuários ativos no banco de dados.</text:p>
      <text:p text:style-name="Horizontal_20_Line"/>
      <text:p text:style-name="Text_20_body"><text:span text:style-name="Strong_20_Emphasis">88. Creating Associated Records</text:span></text:p>
      <text:p text:style-name="Preformatted_20_Text">ruby</text:p>
      <text:p text:style-name="Preformatted_20_Text">Copiar código</text:p>
      <text:p text:style-name="P2"><text:span text:style-name="Source_20_Text"># Criando registros associados</text:span></text:p>
      <text:p text:style-name="P2"><text:span text:style-name="Source_20_Text">user = User.create(name: "John Doe")</text:span></text:p>
      <text:p text:style-name="P3"><text:span text:style-name="Source_20_Text">user.posts.create(title: "First Post", content: "Hello World!")</text:span></text:p>
      <text:p text:style-name="Text_20_body"><text:span text:style-name="Strong_20_Emphasis">Explicação:</text:span> Aqui, é criado um usuário com o nome "John Doe". Em seguida, é criado um post associado a esse usuário utilizando o método <text:span text:style-name="Source_20_Text">create</text:span>. Isso aproveita a associação entre <text:span text:style-name="Source_20_Text">User</text:span> e <text:span text:style-name="Source_20_Text">Post</text:span>, assumindo que um usuário tem muitos posts.</text:p>
      <text:p text:style-name="Horizontal_20_Line"/>
      <text:p text:style-name="Text_20_body"><text:span text:style-name="Strong_20_Emphasis">89. Skipping Validations</text:span></text:p>
      <text:p text:style-name="Preformatted_20_Text">ruby</text:p>
      <text:p text:style-name="Preformatted_20_Text">Copiar código</text:p>
      <text:p text:style-name="P2"><text:span text:style-name="Source_20_Text"># Pulando validações ao salvar</text:span></text:p>
      <text:p text:style-name="P2"><text:span text:style-name="Source_20_Text">user = User.new(name: "John Doe")</text:span></text:p>
      <text:p text:style-name="P3"><text:span text:style-name="Source_20_Text">user.save(validate: false)</text:span></text:p>
      <text:p text:style-name="Text_20_body"><text:span text:style-name="Strong_20_Emphasis">Explicação:</text:span> Às vezes, pode ser útil pular as validações ao salvar um registro. Neste exemplo, um novo usuário é criado com o nome "John Doe", e as validações são puladas utilizando <text:span text:style-name="Source_20_Text">save(validate: false)</text:span>. Isso permite salvar o usuário mesmo que não atenda às validações definidas no modelo.</text:p>
      <text:p text:style-name="Horizontal_20_Line"/>
      <text:p text:style-name="Text_20_body"><text:span text:style-name="Strong_20_Emphasis">90. Working with Composite Primary Keys</text:span></text:p>
      <text:p text:style-name="Preformatted_20_Text">ruby</text:p>
      <text:p text:style-name="Preformatted_20_Text">Copiar código</text:p>
      <text:p text:style-name="P2"><text:span text:style-name="Source_20_Text"># Utilizando chaves primárias compostas</text:span></text:p>
      <text:p text:style-name="P2"><text:span text:style-name="Source_20_Text">class AddCompositePrimaryKeyToJoinTable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create_table :enrollments, id: false do |t|</text:span></text:p>
      <text:p text:style-name="P2"><text:span text:style-name="Source_20_Text"><text:s text:c="6"/>t.integer :student_id</text:span></text:p>
      <text:p text:style-name="P2"><text:span text:style-name="Source_20_Text"><text:s text:c="6"/>t.integer :course_id</text:span></text:p>
      <text:p text:style-name="P2"><text:span text:style-name="Source_20_Text"><text:s text:c="4"/>end</text:span></text:p>
      <text:p text:style-name="P2"><text:span text:style-name="Source_20_Text"><text:s text:c="4"/>add_index :enrollments, [:student_id, :course_id], unique: true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oft-page-break/><text:span text:style-name="Source_20_Text">class Enrollment &lt; ApplicationRecord</text:span></text:p>
      <text:p text:style-name="P2"><text:span text:style-name="Source_20_Text"><text:s text:c="2"/>self.primary_keys = :student_id, :course_id</text:span></text:p>
      <text:p text:style-name="P3"><text:span text:style-name="Source_20_Text">end</text:span></text:p>
      <text:p text:style-name="Text_20_body"><text:span text:style-name="Strong_20_Emphasis">Explicação:</text:span> Este exemplo mostra como definir chaves primárias compostas para uma tabela. Na migração, uma tabela <text:span text:style-name="Source_20_Text">enrollments</text:span> é criada sem uma chave primária automática (<text:span text:style-name="Source_20_Text">id: false</text:span>). Em seguida, é adicionado um índice único para garantir a unicidade das combinações de <text:span text:style-name="Source_20_Text">student_id</text:span> e <text:span text:style-name="Source_20_Text">course_id</text:span>. Na classe <text:span text:style-name="Source_20_Text">Enrollment</text:span>, as chaves primárias são definidas como <text:span text:style-name="Source_20_Text">student_id</text:span> e <text:span text:style-name="Source_20_Text">course_id</text:span>.</text:p>
      <text:p text:style-name="Text_20_body"><text:span text:style-name="Source_20_Text"/></text:p>
      <text:p text:style-name="Text_20_body"><text:span text:style-name="Source_20_Text"><text:span text:style-name="Strong_20_Emphasis">91. Validating Presence with Conditional Logic</text:span></text:span></text:p>
      <text:p text:style-name="Preformatted_20_Text">ruby</text:p>
      <text:p text:style-name="Preformatted_20_Text">Copiar código</text:p>
      <text:p text:style-name="P2"><text:span text:style-name="Source_20_Text"># Validações de presença com lógica condicional</text:span></text:p>
      <text:p text:style-name="P2"><text:span text:style-name="Source_20_Text">class User &lt; ApplicationRecord</text:span></text:p>
      <text:p text:style-name="P2"><text:span text:style-name="Source_20_Text"><text:s text:c="2"/>validates :email, presence: true, if: :email_required?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email_required?</text:span></text:p>
      <text:p text:style-name="P2"><text:span text:style-name="Source_20_Text"><text:s text:c="4"/>age &lt; 18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Neste exemplo, é definida uma validação de presença para o atributo <text:span text:style-name="Source_20_Text">email</text:span>, mas esta validação será aplicada apenas se o método <text:span text:style-name="Source_20_Text">email_required?</text:span> retornar verdadeiro. No caso, <text:span text:style-name="Source_20_Text">email</text:span> é obrigatório apenas se a idade do usuário for inferior a 18 anos.</text:p>
      <text:p text:style-name="Horizontal_20_Line"/>
      <text:p text:style-name="Text_20_body"><text:span text:style-name="Strong_20_Emphasis">92. Custom Join Tables</text:span></text:p>
      <text:p text:style-name="Preformatted_20_Text">ruby</text:p>
      <text:p text:style-name="Preformatted_20_Text">Copiar código</text:p>
      <text:p text:style-name="P2"><text:span text:style-name="Source_20_Text"># Usando tabelas de junção personalizadas</text:span></text:p>
      <text:p text:style-name="P2"><text:span text:style-name="Source_20_Text">class CreateEnrollments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create_table :enrollments do |t|</text:span></text:p>
      <text:p text:style-name="P2"><text:span text:style-name="Source_20_Text"><text:s text:c="6"/>t.integer :student_id</text:span></text:p>
      <text:p text:style-name="P2"><text:span text:style-name="Source_20_Text"><text:s text:c="6"/>t.integer :course_id</text:span></text:p>
      <text:p text:style-name="P2"><text:span text:style-name="Source_20_Text"><text:s text:c="6"/>t.timestamps</text:span></text:p>
      <text:p text:style-name="P2"><text:span text:style-name="Source_20_Text"><text:s text:c="4"/>end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class Student &lt; ApplicationRecord</text:span></text:p>
      <text:p text:style-name="P2"><text:span text:style-name="Source_20_Text"><text:s text:c="2"/>has_many :enrollments</text:span></text:p>
      <text:p text:style-name="P2"><text:span text:style-name="Source_20_Text"><text:s text:c="2"/>has_many :courses, through: :enrollments</text:span></text:p>
      <text:p text:style-name="P2"><text:span text:style-name="Source_20_Text">end</text:span></text:p>
      <text:p text:style-name="P2"/>
      <text:p text:style-name="P2"><text:span text:style-name="Source_20_Text">class Course &lt; ApplicationRecord</text:span></text:p>
      <text:p text:style-name="P2"><text:span text:style-name="Source_20_Text"><text:s text:c="2"/>has_many :enrollments</text:span></text:p>
      <text:p text:style-name="P2"><text:span text:style-name="Source_20_Text"><text:s text:c="2"/>has_many :students, through: :enrollments</text:span></text:p>
      <text:p text:style-name="P2"><text:span text:style-name="Source_20_Text">end</text:span></text:p>
      <text:p text:style-name="P2"/>
      <text:p text:style-name="P2"><text:span text:style-name="Source_20_Text">class Enrollment &lt; ApplicationRecord</text:span></text:p>
      <text:p text:style-name="P2"><text:span text:style-name="Source_20_Text"><text:s text:c="2"/>belongs_to :student</text:span></text:p>
      <text:p text:style-name="P2"><text:soft-page-break/><text:span text:style-name="Source_20_Text"><text:s text:c="2"/>belongs_to :course</text:span></text:p>
      <text:p text:style-name="P3"><text:span text:style-name="Source_20_Text">end</text:span></text:p>
      <text:p text:style-name="Text_20_body"><text:span text:style-name="Strong_20_Emphasis">Explicação:</text:span> Este exemplo demonstra como criar uma tabela de junção personalizada chamada <text:span text:style-name="Source_20_Text">enrollments</text:span> para representar a relação muitos-para-muitos entre <text:span text:style-name="Source_20_Text">students</text:span> e <text:span text:style-name="Source_20_Text">courses</text:span>. As classes <text:span text:style-name="Source_20_Text">Student</text:span> e <text:span text:style-name="Source_20_Text">Course</text:span> têm associações <text:span text:style-name="Source_20_Text">has_many :enrollments, through: :enrollments</text:span>, e a classe <text:span text:style-name="Source_20_Text">Enrollment</text:span> representa a tabela de junção com associações <text:span text:style-name="Source_20_Text">belongs_to</text:span>.</text:p>
      <text:p text:style-name="Horizontal_20_Line"/>
      <text:p text:style-name="Text_20_body"><text:span text:style-name="Strong_20_Emphasis">93. Using Unscoped</text:span></text:p>
      <text:p text:style-name="Preformatted_20_Text">ruby</text:p>
      <text:p text:style-name="Preformatted_20_Text">Copiar código</text:p>
      <text:p text:style-name="P2"><text:span text:style-name="Source_20_Text"># Ignorando escopos padrões</text:span></text:p>
      <text:p text:style-name="P2"><text:span text:style-name="Source_20_Text">class User &lt; ApplicationRecord</text:span></text:p>
      <text:p text:style-name="P2"><text:span text:style-name="Source_20_Text"><text:s text:c="2"/>default_scope { where(active: true) }</text:span></text:p>
      <text:p text:style-name="P2"/>
      <text:p text:style-name="P2"><text:span text:style-name="Source_20_Text"><text:s text:c="2"/>def self.including_inactive</text:span></text:p>
      <text:p text:style-name="P2"><text:span text:style-name="Source_20_Text"><text:s text:c="4"/>unscoped.where(active: false)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sando unscoped para ignorar escopos padrões</text:span></text:p>
      <text:p text:style-name="P3"><text:span text:style-name="Source_20_Text">inactive_users = User.including_inactive</text:span></text:p>
      <text:p text:style-name="Text_20_body"><text:span text:style-name="Strong_20_Emphasis">Explicação:</text:span> Às vezes, é necessário ignorar o escopo padrão definido em um modelo. Aqui, o método <text:span text:style-name="Source_20_Text">including_inactive</text:span> é definido para retornar usuários inativos, ignorando o escopo padrão que filtra apenas usuários ativos. O método <text:span text:style-name="Source_20_Text">unscoped</text:span> remove temporariamente todos os escopos definidos no modelo.</text:p>
      <text:p text:style-name="Horizontal_20_Line"/>
      <text:p text:style-name="Text_20_body"><text:span text:style-name="Strong_20_Emphasis">94. Calculating Dates</text:span></text:p>
      <text:p text:style-name="Preformatted_20_Text">ruby</text:p>
      <text:p text:style-name="Preformatted_20_Text">Copiar código</text:p>
      <text:p text:style-name="P2"><text:span text:style-name="Source_20_Text"># Calculando datas com Active Record</text:span></text:p>
      <text:p text:style-name="P3"><text:span text:style-name="Source_20_Text">users = User.where("created_at &gt;= ?", 1.month.ago)</text:span></text:p>
      <text:p text:style-name="Text_20_body"><text:span text:style-name="Strong_20_Emphasis">Explicação:</text:span> Este exemplo mostra como calcular datas utilizando o Active Record. Aqui, estamos buscando por usuários que foram criados nos últimos 30 dias utilizando a condição <text:span text:style-name="Source_20_Text">"created_at &gt;= ?"</text:span>. Isso é útil para encontrar registros criados dentro de um período específico.</text:p>
      <text:p text:style-name="Horizontal_20_Line"/>
      <text:p text:style-name="Text_20_body"><text:span text:style-name="Strong_20_Emphasis">95. Using First_or_create</text:span></text:p>
      <text:p text:style-name="Preformatted_20_Text">ruby</text:p>
      <text:p text:style-name="Preformatted_20_Text">Copiar código</text:p>
      <text:p text:style-name="P2"><text:span text:style-name="Source_20_Text"># Usando first_or_create para encontrar ou criar um registro</text:span></text:p>
      <text:p text:style-name="P2"><text:span text:style-name="Source_20_Text">user = User.where(email: "john.doe@example.com").first_or_create do |u|</text:span></text:p>
      <text:p text:style-name="P2"><text:span text:style-name="Source_20_Text"><text:s text:c="2"/>u.name = "John Doe"</text:span></text:p>
      <text:p text:style-name="P3"><text:span text:style-name="Source_20_Text">end</text:span></text:p>
      <text:p text:style-name="Text_20_body"><text:span text:style-name="Strong_20_Emphasis">Explicação:</text:span> O método <text:span text:style-name="Source_20_Text">first_or_create</text:span> busca um registro com o email especificado. Se o registro não for encontrado, um novo é criado com o email e o nome especificados. Isso é útil <text:soft-page-break/>quando queremos garantir que um registro exista e, se não existir, criá-lo com certos atributos padrão.</text:p>
      <text:p text:style-name="Horizontal_20_Line"/>
      <text:p text:style-name="Text_20_body"><text:span text:style-name="Strong_20_Emphasis">96. Serializing JSON Attributes</text:span></text:p>
      <text:p text:style-name="Preformatted_20_Text">ruby</text:p>
      <text:p text:style-name="Preformatted_20_Text">Copiar código</text:p>
      <text:p text:style-name="P2"><text:span text:style-name="Source_20_Text"># Serializando atributos em JSON</text:span></text:p>
      <text:p text:style-name="P2"><text:span text:style-name="Source_20_Text">class User &lt; ApplicationRecord</text:span></text:p>
      <text:p text:style-name="P2"><text:span text:style-name="Source_20_Text"><text:s text:c="2"/>serialize :preferences, JSON</text:span></text:p>
      <text:p text:style-name="P2"><text:span text:style-name="Source_20_Text">end</text:span></text:p>
      <text:p text:style-name="P2"/>
      <text:p text:style-name="P2"><text:span text:style-name="Source_20_Text"># Usando a serialização JSON</text:span></text:p>
      <text:p text:style-name="P2"><text:span text:style-name="Source_20_Text">user = User.create(preferences: { theme: "dark", notifications: true })</text:span></text:p>
      <text:p text:style-name="P3"><text:span text:style-name="Source_20_Text">user.preferences # =&gt; { theme: "dark", notifications: true }</text:span></text:p>
      <text:p text:style-name="Text_20_body"><text:span text:style-name="Strong_20_Emphasis">Explicação:</text:span> Aqui, o atributo <text:span text:style-name="Source_20_Text">preferences</text:span> do modelo <text:span text:style-name="Source_20_Text">User</text:span> é serializado como JSON. Isso permite armazenar dados estruturados como um hash diretamente no banco de dados. O exemplo mostra como criar um usuário com preferências e acessar essas preferências depois.</text:p>
      <text:p text:style-name="Text_20_body"><text:span text:style-name="Source_20_Text"><text:span text:style-name="Strong_20_Emphasis">97. Readonly Scopes</text:span></text:span></text:p>
      <text:p text:style-name="Preformatted_20_Text">ruby</text:p>
      <text:p text:style-name="Preformatted_20_Text">Copiar código</text:p>
      <text:p text:style-name="P2"><text:span text:style-name="Source_20_Text"># Definindo escopos somente leitura</text:span></text:p>
      <text:p text:style-name="P2"><text:span text:style-name="Source_20_Text">class User &lt; ApplicationRecord</text:span></text:p>
      <text:p text:style-name="P2"><text:span text:style-name="Source_20_Text"><text:s text:c="2"/>scope :readonly, -&gt; { readonly }</text:span></text:p>
      <text:p text:style-name="P2"><text:span text:style-name="Source_20_Text">end</text:span></text:p>
      <text:p text:style-name="P2"/>
      <text:p text:style-name="P2"><text:span text:style-name="Source_20_Text"># Usando o escopo somente leitura</text:span></text:p>
      <text:p text:style-name="P2"><text:span text:style-name="Source_20_Text">readonly_users = User.readonly</text:span></text:p>
      <text:p text:style-name="P3"><text:span text:style-name="Source_20_Text">readonly_users.first.update(name: "New Name") # Erro: ActiveRecord::ReadOnlyRecord</text:span></text:p>
      <text:p text:style-name="Text_20_body"><text:span text:style-name="Strong_20_Emphasis">Explicação:</text:span> Neste exemplo, um escopo chamado <text:span text:style-name="Source_20_Text">readonly</text:span> é definido no modelo <text:span text:style-name="Source_20_Text">User</text:span>. Esse escopo permite que você recupere registros do banco de dados como somente leitura, impedindo que eles sejam atualizados ou excluídos inadvertidamente.</text:p>
      <text:p text:style-name="Text_20_body">Quando você chama <text:span text:style-name="Source_20_Text">User.readonly</text:span>, você obtém uma relação ActiveRecord que retorna todos os usuários como somente leitura. Tentar atualizar um desses registros resultará em um erro <text:span text:style-name="Source_20_Text">ActiveRecord::ReadOnlyRecord</text:span>, garantindo que os registros não sejam alterados acidentalmente.</text:p>
      <text:p text:style-name="Text_20_body">Este é um mecanismo útil para garantir que determinados registros não sejam modificados acidentalmente, especialmente em operações de leitura intensiva ou em casos em que os registros são apenas para fins de visualização.</text:p>
      <text:p text:style-name="Text_20_body"><text:span text:style-name="Source_20_Text"/></text:p>
      <text:p text:style-name="Text_20_body"><text:span text:style-name="Source_20_Text"><text:span text:style-name="Strong_20_Emphasis">98. Filtering Attributes with slice</text:span></text:span></text:p>
      <text:p text:style-name="Preformatted_20_Text">ruby</text:p>
      <text:p text:style-name="Preformatted_20_Text">Copiar código</text:p>
      <text:p text:style-name="P2"><text:span text:style-name="Source_20_Text"># Filtrando atributos com slice</text:span></text:p>
      <text:p text:style-name="P2"><text:span text:style-name="Source_20_Text">user = User.find(1)</text:span></text:p>
      <text:p text:style-name="P3"><text:span text:style-name="Source_20_Text">user.slice(:id, :name, :email) # =&gt; { id: 1, name: "John Doe", email: "john.doe@example.com" }</text:span></text:p>
      <text:p text:style-name="Text_20_body"><text:soft-page-break/><text:span text:style-name="Strong_20_Emphasis">Explicação:</text:span> O método <text:span text:style-name="Source_20_Text">slice</text:span> é usado para filtrar os atributos de um objeto ActiveRecord e retornar apenas os atributos especificados. Neste exemplo, <text:span text:style-name="Source_20_Text">slice</text:span> é usado para obter um hash contendo apenas os atributos <text:span text:style-name="Source_20_Text">:id</text:span>, <text:span text:style-name="Source_20_Text">:name</text:span> e <text:span text:style-name="Source_20_Text">:email</text:span> do usuário com ID 1.</text:p>
      <text:p text:style-name="Text_20_body">Isso é útil quando você precisa enviar apenas um subconjunto dos atributos de um objeto para uma visualização, API ou outro lugar onde você não precisa de todos os dados.</text:p>
      <text:p text:style-name="Horizontal_20_Line"/>
      <text:p text:style-name="Text_20_body"><text:span text:style-name="Strong_20_Emphasis">99. Performing Calculations with Pluck</text:span></text:p>
      <text:p text:style-name="Preformatted_20_Text">ruby</text:p>
      <text:p text:style-name="Preformatted_20_Text">Copiar código</text:p>
      <text:p text:style-name="P2"><text:span text:style-name="Source_20_Text"># Realizando cálculos com pluck</text:span></text:p>
      <text:p text:style-name="P3"><text:span text:style-name="Source_20_Text">average_age = User.where(active: true).pluck(:age).sum / User.where(active: true).count</text:span></text:p>
      <text:p text:style-name="Text_20_body"><text:span text:style-name="Strong_20_Emphasis">Explicação:</text:span> O método <text:span text:style-name="Source_20_Text">pluck</text:span> é usado para selecionar um único atributo de um conjunto de registros do banco de dados e retorná-los como uma matriz. Neste exemplo, <text:span text:style-name="Source_20_Text">pluck(:age)</text:span> é usado para selecionar todas as idades dos usuários ativos.</text:p>
      <text:p text:style-name="Text_20_body">Em seguida, <text:span text:style-name="Source_20_Text">sum</text:span> é usado para calcular a soma de todas as idades e dividido pelo número total de usuários ativos para obter a média de idade.</text:p>
      <text:p text:style-name="Text_20_body">Essa abordagem é eficiente para calcular valores agregados de atributos específicos de registros sem carregar todos os objetos ActiveRecord em memória.</text:p>
      <text:p text:style-name="Text_20_body"><text:span text:style-name="Source_20_Text"><text:span text:style-name="Strong_20_Emphasis">100. Soft Delete with Paranoia</text:span></text:span></text:p>
      <text:p text:style-name="Preformatted_20_Text">ruby</text:p>
      <text:p text:style-name="Preformatted_20_Text">Copiar código</text:p>
      <text:p text:style-name="P2"><text:span text:style-name="Source_20_Text"># Utilizando soft delete com a gem Paranoia</text:span></text:p>
      <text:p text:style-name="P2"><text:span text:style-name="Source_20_Text">class User &lt; ApplicationRecord</text:span></text:p>
      <text:p text:style-name="P2"><text:span text:style-name="Source_20_Text"><text:s text:c="2"/>acts_as_paranoid</text:span></text:p>
      <text:p text:style-name="P2"><text:span text:style-name="Source_20_Text">end</text:span></text:p>
      <text:p text:style-name="P2"/>
      <text:p text:style-name="P2"><text:span text:style-name="Source_20_Text"># Usando soft delete</text:span></text:p>
      <text:p text:style-name="P2"><text:span text:style-name="Source_20_Text">user = User.find(1)</text:span></text:p>
      <text:p text:style-name="P2"><text:span text:style-name="Source_20_Text">user.destroy # Marca o registro como deletado</text:span></text:p>
      <text:p text:style-name="P2"><text:span text:style-name="Source_20_Text">User.with_deleted.find(1) # =&gt; Encontra o registro deletado</text:span></text:p>
      <text:p text:style-name="P3"><text:span text:style-name="Source_20_Text">User.only_deleted # =&gt; Retorna apenas os registros deletados</text:span></text:p>
      <text:p text:style-name="Text_20_body"><text:span text:style-name="Strong_20_Emphasis">Explicação:</text:span> O soft delete é uma técnica usada para "excluir" registros de um banco de dados de forma lógica, mantendo-os na tabela, mas marcados como excluídos. Isso é útil para manter o histórico e para manter integridade referencial em relacionamentos.</text:p>
      <text:p text:style-name="Text_20_body">Neste exemplo, a gem Paranoia é utilizada para implementar o soft delete. <text:span text:style-name="Source_20_Text">acts_as_paranoid</text:span> adiciona funcionalidades para permitir soft delete em modelos ActiveRecord.</text:p>
      <text:list xml:id="list1481989894" text:style-name="L2">
        <text:list-item>
          <text:p text:style-name="P8"><text:span text:style-name="Source_20_Text">user.destroy</text:span>: Ao chamar <text:span text:style-name="Source_20_Text">destroy</text:span> em um registro, ele é marcado como excluído no banco de dados, mas não removido fisicamente.</text:p>
        </text:list-item>
        <text:list-item>
          <text:p text:style-name="P8"><text:span text:style-name="Source_20_Text">User.with_deleted.find(1)</text:span>: <text:span text:style-name="Source_20_Text">with_deleted</text:span> é usado para encontrar um registro, incluindo os que foram marcados como excluídos.</text:p>
        </text:list-item>
        <text:list-item>
          <text:p text:style-name="P7"><text:span text:style-name="Source_20_Text">User.only_deleted</text:span>: Retorna apenas os registros que foram marcados como excluídos.</text:p>
        </text:list-item>
      </text:list>
      <text:p text:style-name="Text_20_body"><text:soft-page-break/>Essas funcionalidades permitem manipular registros excluídos de forma transparente na lógica de aplicação, mantendo a integridade do banco de dados.</text:p>
      <text:p text:style-name="Horizontal_20_Line"/>
      <text:p text:style-name="Text_20_body"><text:span text:style-name="Strong_20_Emphasis">101. Adding Custom Indexes</text:span></text:p>
      <text:p text:style-name="Preformatted_20_Text">ruby</text:p>
      <text:p text:style-name="Preformatted_20_Text">Copiar código</text:p>
      <text:p text:style-name="P2"><text:span text:style-name="Source_20_Text"># Adicionando índices personalizados</text:span></text:p>
      <text:p text:style-name="P2"><text:span text:style-name="Source_20_Text">class AddIndexToUsersEmail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add_index :users, :email, unique: true</text:span></text:p>
      <text:p text:style-name="P2"><text:span text:style-name="Source_20_Text"><text:s text:c="2"/>end</text:span></text:p>
      <text:p text:style-name="P3"><text:span text:style-name="Source_20_Text">end</text:span></text:p>
      <text:p text:style-name="Text_20_body"><text:span text:style-name="Strong_20_Emphasis">Explicação:</text:span> Índices em bancos de dados são usados para acelerar a busca e filtragem de registros em uma tabela. Adicionar índices a colunas frequentemente usadas pode melhorar significativamente o desempenho das consultas.</text:p>
      <text:p text:style-name="Text_20_body">Neste exemplo, um índice é adicionado à coluna <text:span text:style-name="Source_20_Text">email</text:span> da tabela <text:span text:style-name="Source_20_Text">users</text:span>, com a opção <text:span text:style-name="Source_20_Text">unique: true</text:span>, o que garante que nenhum dois usuários tenham o mesmo endereço de e-mail.</text:p>
      <text:p text:style-name="Text_20_body">Quando você executa essa migração, o banco de dados cria um índice na coluna <text:span text:style-name="Source_20_Text">email</text:span>, o que ajuda a acelerar consultas que envolvem busca por e-mails específicos ou verificações de unicidade.</text:p>
      <text:p text:style-name="Text_20_body"><text:span text:style-name="Source_20_Text"/></text:p>
      <text:p text:style-name="Text_20_body"><text:span text:style-name="Source_20_Text"><text:span text:style-name="Strong_20_Emphasis">102. Using Distinct</text:span></text:span></text:p>
      <text:p text:style-name="Preformatted_20_Text">ruby</text:p>
      <text:p text:style-name="Preformatted_20_Text">Copiar código</text:p>
      <text:p text:style-name="P2"><text:span text:style-name="Source_20_Text"># Usando distinct para evitar duplicatas</text:span></text:p>
      <text:p text:style-name="P3"><text:span text:style-name="Source_20_Text">distinct_users = User.select(:name).distinct</text:span></text:p>
      <text:p text:style-name="Text_20_body"><text:span text:style-name="Strong_20_Emphasis">Explicação:</text:span> Às vezes, ao fazer consultas em um banco de dados, você pode obter resultados duplicados. O método <text:span text:style-name="Source_20_Text">distinct</text:span> é usado para garantir que apenas valores únicos sejam retornados em uma consulta.</text:p>
      <text:list xml:id="list823890494" text:style-name="L3">
        <text:list-item>
          <text:p text:style-name="P10"><text:span text:style-name="Source_20_Text">User.select(:name)</text:span>: Isso seleciona apenas a coluna <text:span text:style-name="Source_20_Text">name</text:span> da tabela de usuários.</text:p>
        </text:list-item>
        <text:list-item>
          <text:p text:style-name="P9"><text:span text:style-name="Source_20_Text">distinct</text:span>: Isso garante que apenas valores únicos de <text:span text:style-name="Source_20_Text">name</text:span> sejam retornados na consulta.</text:p>
        </text:list-item>
      </text:list>
      <text:p text:style-name="Text_20_body">Este método é útil quando você precisa de uma lista de valores únicos de uma determinada coluna em seus resultados de consulta.</text:p>
      <text:p text:style-name="Horizontal_20_Line"/>
      <text:p text:style-name="Text_20_body"><text:span text:style-name="Strong_20_Emphasis">103. Assigning Attributes in Bulk</text:span></text:p>
      <text:p text:style-name="Preformatted_20_Text">ruby</text:p>
      <text:p text:style-name="Preformatted_20_Text">Copiar código</text:p>
      <text:p text:style-name="P2"><text:span text:style-name="Source_20_Text"># Atribuindo atributos em massa</text:span></text:p>
      <text:p text:style-name="P2"><text:span text:style-name="Source_20_Text">user = User.new</text:span></text:p>
      <text:p text:style-name="P2"><text:span text:style-name="Source_20_Text">user.assign_attributes(name: "John Doe", email: "john.doe@example.com")</text:span></text:p>
      <text:p text:style-name="P3"><text:span text:style-name="Source_20_Text">user.save</text:span></text:p>
      <text:p text:style-name="Text_20_body"><text:span text:style-name="Strong_20_Emphasis">Explicação:</text:span> Em vez de atribuir cada atributo individualmente, você pode atribuir vários atributos de uma vez usando o método <text:span text:style-name="Source_20_Text">assign_attributes</text:span>.</text:p>
      <text:list xml:id="list1569927643" text:style-name="L4">
        <text:list-item>
          <text:p text:style-name="P12"><text:soft-page-break/><text:span text:style-name="Source_20_Text">user.assign_attributes(name: "John Doe", email: "john.doe@example.com")</text:span>: Isso atribui os valores especificados aos atributos <text:span text:style-name="Source_20_Text">name</text:span> e <text:span text:style-name="Source_20_Text">email</text:span> do objeto <text:span text:style-name="Source_20_Text">user</text:span>.</text:p>
        </text:list-item>
        <text:list-item>
          <text:p text:style-name="P11"><text:span text:style-name="Source_20_Text">user.save</text:span>: Salva o registro no banco de dados.</text:p>
        </text:list-item>
      </text:list>
      <text:p text:style-name="Text_20_body">Este método é útil quando você precisa atribuir vários atributos a um novo registro de uma só vez.</text:p>
      <text:p text:style-name="Horizontal_20_Line"/>
      <text:p text:style-name="Text_20_body"><text:span text:style-name="Strong_20_Emphasis">104. Validations on Update Only</text:span></text:p>
      <text:p text:style-name="Preformatted_20_Text">ruby</text:p>
      <text:p text:style-name="Preformatted_20_Text">Copiar código</text:p>
      <text:p text:style-name="P2"><text:span text:style-name="Source_20_Text"># Validações apenas em update</text:span></text:p>
      <text:p text:style-name="P2"><text:span text:style-name="Source_20_Text">class User &lt; ApplicationRecord</text:span></text:p>
      <text:p text:style-name="P2"><text:span text:style-name="Source_20_Text"><text:s text:c="2"/>validates :email, presence: true, on: :update</text:span></text:p>
      <text:p text:style-name="P3"><text:span text:style-name="Source_20_Text">end</text:span></text:p>
      <text:p text:style-name="Text_20_body"><text:span text:style-name="Strong_20_Emphasis">Explicação:</text:span> Às vezes, você pode querer aplicar validações apenas quando atualizar um registro existente e não durante a criação. Você pode fazer isso especificando o contexto da validação usando a opção <text:span text:style-name="Source_20_Text">on: :update</text:span>.</text:p>
      <text:list xml:id="list577999823" text:style-name="L5">
        <text:list-item>
          <text:p text:style-name="P13"><text:span text:style-name="Source_20_Text">validates :email, presence: true, on: :update</text:span>: Isso aplica a validação de presença ao atributo <text:span text:style-name="Source_20_Text">email</text:span>, mas apenas durante as atualizações (<text:span text:style-name="Source_20_Text">on: :update</text:span>).</text:p>
        </text:list-item>
      </text:list>
      <text:p text:style-name="Text_20_body">Isso permite que você tenha diferentes regras de validação para criação e atualização de registros.</text:p>
      <text:p text:style-name="Horizontal_20_Line"/>
      <text:p text:style-name="Text_20_body"><text:span text:style-name="Strong_20_Emphasis">105. Attribute Defaults</text:span></text:p>
      <text:p text:style-name="Preformatted_20_Text">ruby</text:p>
      <text:p text:style-name="Preformatted_20_Text">Copiar código</text:p>
      <text:p text:style-name="P2"><text:span text:style-name="Source_20_Text"># Definindo valores padrão para atributos</text:span></text:p>
      <text:p text:style-name="P2"><text:span text:style-name="Source_20_Text">class User &lt; ApplicationRecord</text:span></text:p>
      <text:p text:style-name="P2"><text:span text:style-name="Source_20_Text"><text:s text:c="2"/>attribute :active, :boolean, default: true</text:span></text:p>
      <text:p text:style-name="P3"><text:span text:style-name="Source_20_Text">end</text:span></text:p>
      <text:p text:style-name="Text_20_body"><text:span text:style-name="Strong_20_Emphasis">Explicação:</text:span> Você pode definir valores padrão para atributos em seus modelos ActiveRecord. Isso é útil quando você deseja garantir que um atributo tenha um valor padrão, caso não seja especificado durante a criação do registro.</text:p>
      <text:list xml:id="list4198081527" text:style-name="L6">
        <text:list-item>
          <text:p text:style-name="P14"><text:span text:style-name="Source_20_Text">attribute :active, :boolean, default: true</text:span>: Isso define o atributo <text:span text:style-name="Source_20_Text">active</text:span> como booleano e define o valor padrão como <text:span text:style-name="Source_20_Text">true</text:span>.</text:p>
        </text:list-item>
      </text:list>
      <text:p text:style-name="Text_20_body">Assim, se o valor de <text:span text:style-name="Source_20_Text">active</text:span> não for especificado ao criar um novo usuário, ele será automaticamente definido como <text:span text:style-name="Source_20_Text">true</text:span>.</text:p>
      <text:p text:style-name="Text_20_body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6:47:15.633785324</meta:creation-date>
    <dc:date>2024-06-11T17:39:41.465973564</dc:date>
    <meta:editing-duration>PT21M5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1" meta:paragraph-count="1096" meta:word-count="7020" meta:character-count="48801" meta:non-whitespace-character-count="42360"/>
  </office:meta>
</office:document-meta>
</file>